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page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fo:font-size="9pt" officeooo:rsid="00b48dc8" officeooo:paragraph-rsid="00b48dc8" style:font-size-asian="9pt" style:font-size-complex="9pt"/>
    </style:style>
    <style:style style:name="P4" style:family="paragraph" style:parent-style-name="Preformatted_20_Text">
      <style:text-properties style:font-name="Bahnschrift Light1" fo:font-size="8pt" officeooo:paragraph-rsid="008db932" style:font-size-asian="8pt" style:font-size-complex="8pt"/>
    </style:style>
    <style:style style:name="P5" style:family="paragraph" style:parent-style-name="Preformatted_20_Text">
      <style:text-properties style:font-name="Bahnschrift Light1" fo:font-size="8pt" officeooo:paragraph-rsid="00a475eb" style:font-size-asian="8pt" style:font-size-complex="8pt"/>
    </style:style>
    <style:style style:name="P6" style:family="paragraph" style:parent-style-name="Preformatted_20_Text">
      <style:text-properties style:font-name="Bahnschrift Light1" fo:font-size="8pt" officeooo:paragraph-rsid="00a54485" style:font-size-asian="8pt" style:font-size-complex="8pt"/>
    </style:style>
    <style:style style:name="P7" style:family="paragraph" style:parent-style-name="Preformatted_20_Text">
      <style:text-properties style:font-name="Bahnschrift Light1" fo:font-size="8pt" officeooo:paragraph-rsid="00b0baed" style:font-size-asian="8pt" style:font-size-complex="8pt"/>
    </style:style>
    <style:style style:name="P8" style:family="paragraph" style:parent-style-name="Preformatted_20_Text">
      <style:text-properties style:font-name="Bahnschrift Light1" fo:font-size="8pt" officeooo:paragraph-rsid="00bc12ef" style:font-size-asian="8pt" style:font-size-complex="8pt"/>
    </style:style>
    <style:style style:name="P9" style:family="paragraph" style:parent-style-name="Standard">
      <style:text-properties style:font-name="Bahnschrift Light1" fo:font-size="8pt" officeooo:paragraph-rsid="00bc12ef" style:font-size-asian="8pt" style:font-size-complex="8pt"/>
    </style:style>
    <style:style style:name="P10" style:family="paragraph" style:parent-style-name="Table_20_Contents">
      <style:text-properties style:font-name="Bahnschrift Light1" fo:font-size="8pt" officeooo:paragraph-rsid="00bdbe2c" style:font-size-asian="8pt" style:font-size-complex="8pt"/>
    </style:style>
    <style:style style:name="P11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3" style:family="paragraph" style:parent-style-name="Standard">
      <style:text-properties officeooo:paragraph-rsid="008cff7a"/>
    </style:style>
    <style:style style:name="P14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Calibri1" fo:font-size="9pt" fo:font-weight="normal" officeooo:rsid="00189b5e" officeooo:paragraph-rsid="00b84953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1" style:font-size-complex="9pt" style:font-weight-complex="normal"/>
    </style:style>
    <style:style style:name="P2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2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97aaf9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b48dc8" style:font-size-asian="9pt" style:font-size-complex="9pt"/>
    </style:style>
    <style:style style:name="P26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officeooo:paragraph-rsid="0033bc01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71f72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b5a4b" style:font-size-asian="9pt" style:font-size-complex="9pt"/>
    </style:style>
    <style:style style:name="P2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size-complex="9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1" style:font-size-complex="9pt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1" style:font-size-complex="9pt"/>
    </style:style>
    <style:style style:name="P32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1" style:font-size-complex="9pt"/>
    </style:style>
    <style:style style:name="P3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1" style:font-size-complex="9pt"/>
    </style:style>
    <style:style style:name="P3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1" style:font-size-complex="9pt"/>
    </style:style>
    <style:style style:name="P3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1" style:font-size-complex="9pt"/>
    </style:style>
    <style:style style:name="P36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1" style:font-size-complex="9pt"/>
    </style:style>
    <style:style style:name="P3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1" style:font-size-complex="9pt"/>
    </style:style>
    <style:style style:name="P38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1" style:font-size-complex="9pt"/>
    </style:style>
    <style:style style:name="P39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1" style:font-size-complex="9pt"/>
    </style:style>
    <style:style style:name="P4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1" style:font-size-complex="9pt"/>
    </style:style>
    <style:style style:name="P41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1" style:font-size-complex="9pt"/>
    </style:style>
    <style:style style:name="P42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1" style:font-size-complex="9pt"/>
    </style:style>
    <style:style style:name="P43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676dde" style:font-size-asian="9pt" style:font-name-complex="Courier New1" style:font-size-complex="9pt"/>
    </style:style>
    <style:style style:name="P4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name-complex="Courier New1" style:font-size-complex="9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46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7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a9c3f2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5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6ce77a" officeooo:paragraph-rsid="009dc963" style:font-size-asian="9pt" style:font-weight-asian="bold" style:font-name-complex="Courier New1" style:font-size-complex="9pt" style:font-weight-complex="bold"/>
    </style:style>
    <style:style style:name="P54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189b5e" officeooo:paragraph-rsid="00bc2a85" style:font-size-asian="9pt" style:font-weight-asian="bold" style:font-name-complex="Courier New1" style:font-size-complex="9pt" style:font-weight-complex="bold"/>
    </style:style>
    <style:style style:name="P55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a475eb" style:font-size-asian="8pt" style:font-size-complex="8pt"/>
    </style:style>
    <style:style style:name="P56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9pt" officeooo:rsid="003a6be9" officeooo:paragraph-rsid="00a54485" style:font-size-asian="9pt" style:font-size-complex="9pt"/>
    </style:style>
    <style:style style:name="P58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8pt" officeooo:paragraph-rsid="00a475eb" style:font-size-asian="8pt" style:font-name-complex="Courier New1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808080" loext:opacity="100%" fo:font-size="8pt" fo:font-style="italic" fo:font-weight="normal" officeooo:rsid="006ad226" officeooo:paragraph-rsid="006ad226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style:text-properties fo:color="#808080" loext:opacity="100%" officeooo:rsid="0084ebf5" officeooo:paragraph-rsid="00bdbe2c"/>
    </style:style>
    <style:style style:name="P6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1" style:font-size-complex="9pt" style:font-style-complex="italic"/>
    </style:style>
    <style:style style:name="P6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1" style:font-size-complex="9pt" style:font-style-complex="italic"/>
    </style:style>
    <style:style style:name="P6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97aaf9" style:font-size-asian="9pt" style:font-style-asian="italic" style:font-name-complex="Courier New1" style:font-size-complex="9pt" style:font-style-complex="italic"/>
    </style:style>
    <style:style style:name="P6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b48dc8" style:font-size-asian="9pt" style:font-style-asian="italic" style:font-name-complex="Courier New1" style:font-size-complex="9pt" style:font-style-complex="italic"/>
    </style:style>
    <style:style style:name="P66" style:family="paragraph" style:parent-style-name="Standard">
      <style:paragraph-properties fo:margin-top="0cm" fo:margin-bottom="0.041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b71f72" style:font-size-asian="9pt" style:font-style-asian="italic" style:font-name-complex="Courier New1" style:font-size-complex="9pt" style:font-style-complex="italic"/>
    </style:style>
    <style:style style:name="P67" style:family="paragraph" style:parent-style-name="Standard">
      <style:paragraph-properties fo:margin-top="0.035cm" fo:margin-bottom="0.035cm" style:contextual-spacing="false" fo:line-height="100%" fo:text-align="end" style:justify-single-word="false"/>
      <style:text-properties fo:color="#2b3789" loext:opacity="100%" style:font-name="Calibri1" fo:font-size="9pt" fo:font-style="italic" officeooo:rsid="0033bc01" officeooo:paragraph-rsid="00bb5a4b" style:font-size-asian="9pt" style:font-style-asian="italic" style:font-name-complex="Courier New1" style:font-size-complex="9pt" style:font-style-complex="italic"/>
    </style:style>
    <style:style style:name="P6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1" style:font-size-complex="9pt" style:font-style-complex="italic"/>
    </style:style>
    <style:style style:name="P6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98241b" style:font-size-asian="9pt" style:font-style-asian="italic" style:font-name-complex="Courier New1" style:font-size-complex="9pt" style:font-style-complex="italic"/>
    </style:style>
    <style:style style:name="P7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1" style:font-size-complex="9pt" style:font-style-complex="italic"/>
    </style:style>
    <style:style style:name="P71" style:family="paragraph" style:parent-style-name="Table_20_Contents">
      <style:paragraph-properties fo:margin-top="0.035cm" fo:margin-bottom="0.035cm" style:contextual-spacing="false" fo:line-height="100%" fo:text-align="start" style:justify-single-word="false"/>
      <style:text-properties fo:color="#2b3789" loext:opacity="100%" style:font-name="Calibri1" fo:font-size="9pt" fo:font-style="italic" officeooo:rsid="00b48dc8" officeooo:paragraph-rsid="00be2ec7" style:font-size-asian="9pt" style:font-style-asian="italic" style:font-name-complex="Courier New1" style:font-size-complex="9pt" style:font-style-complex="italic"/>
    </style:style>
    <style:style style:name="P7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50115" officeooo:paragraph-rsid="003bc8b9" style:font-size-asian="9pt" style:font-style-asian="italic" style:font-name-complex="Courier New1" style:font-size-complex="9pt" style:font-style-complex="italic"/>
    </style:style>
    <style:style style:name="P7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9cad2b" officeooo:paragraph-rsid="009cad2b" style:font-size-asian="9pt" style:font-style-asian="italic" style:font-name-complex="Courier New1" style:font-size-complex="9pt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78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9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80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93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9pt" officeooo:rsid="00b535c3" officeooo:paragraph-rsid="00b535c3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rsid="00b48dc8" officeooo:paragraph-rsid="00b48dc8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96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97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98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99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Table_20_Contents">
      <style:text-properties style:font-name="Calibri4" fo:font-size="9pt" officeooo:rsid="003c7ead" officeooo:paragraph-rsid="003c7ead" style:font-size-asian="9pt" style:font-size-complex="9pt"/>
    </style:style>
    <style:style style:name="P101" style:family="paragraph" style:parent-style-name="Table_20_Contents">
      <style:text-properties style:font-name="Calibri4" fo:font-size="9pt" officeooo:rsid="003e6f1c" officeooo:paragraph-rsid="003e6f1c" style:font-size-asian="9pt" style:font-size-complex="9pt"/>
    </style:style>
    <style:style style:name="P102" style:family="paragraph" style:parent-style-name="Table_20_Contents">
      <style:text-properties style:font-name="Calibri4" fo:font-size="9pt" officeooo:rsid="0042c600" officeooo:paragraph-rsid="004b8f48" style:font-size-asian="9pt" style:font-size-complex="9pt"/>
    </style:style>
    <style:style style:name="P103" style:family="paragraph" style:parent-style-name="Table_20_Contents">
      <style:text-properties style:font-name="Calibri4" fo:font-size="9pt" officeooo:rsid="006ce77a" officeooo:paragraph-rsid="006ce77a" style:font-size-asian="9pt" style:font-size-complex="9pt"/>
    </style:style>
    <style:style style:name="P104" style:family="paragraph" style:parent-style-name="Table_20_Contents">
      <style:text-properties style:font-name="Calibri4" fo:font-size="9pt" officeooo:rsid="006c853f" officeooo:paragraph-rsid="006c853f" style:font-size-asian="9pt" style:font-size-complex="9pt"/>
    </style:style>
    <style:style style:name="P105" style:family="paragraph" style:parent-style-name="Table_20_Contents">
      <style:text-properties style:font-name="Calibri4" fo:font-size="9pt" officeooo:rsid="00973231" officeooo:paragraph-rsid="00973231" style:font-size-asian="9pt" style:font-size-complex="9pt"/>
    </style:style>
    <style:style style:name="P106" style:family="paragraph" style:parent-style-name="Table_20_Contents">
      <style:text-properties style:font-name="Calibri4" fo:font-size="9pt" officeooo:rsid="00973231" officeooo:paragraph-rsid="00af76b7" style:font-size-asian="9pt" style:font-size-complex="9pt"/>
    </style:style>
    <style:style style:name="P107" style:family="paragraph" style:parent-style-name="Table_20_Contents">
      <style:text-properties style:font-name="Calibri4" fo:font-size="9pt" officeooo:rsid="00af76b7" officeooo:paragraph-rsid="00af76b7" style:font-size-asian="9pt" style:font-size-complex="9pt"/>
    </style:style>
    <style:style style:name="P108" style:family="paragraph" style:parent-style-name="Table_20_Contents">
      <style:text-properties officeooo:rsid="0037f642" officeooo:paragraph-rsid="0037f642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10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/>
      <style:text-properties officeooo:paragraph-rsid="00be2ec7"/>
    </style:style>
    <style:style style:name="P111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fo:font-style="normal" officeooo:rsid="0033bc01" officeooo:paragraph-rsid="00a475eb" style:font-size-asian="8pt" style:font-style-asian="normal" style:font-name-complex="Courier New1" style:font-size-complex="8pt" style:font-style-complex="normal"/>
    </style:style>
    <style:style style:name="P112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officeooo:paragraph-rsid="00a54485" style:font-size-asian="8pt" style:font-size-complex="8pt"/>
    </style:style>
    <style:style style:name="P113" style:family="paragraph" style:parent-style-name="Standard">
      <style:text-properties officeooo:paragraph-rsid="006a5c87"/>
    </style:style>
    <style:style style:name="P114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15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16" style:family="paragraph" style:parent-style-name="Preformatted_20_Text">
      <style:text-properties officeooo:paragraph-rsid="00bc12ef"/>
    </style:style>
    <style:style style:name="P117" style:family="paragraph" style:parent-style-name="Standard">
      <style:text-properties officeooo:paragraph-rsid="00bc12ef"/>
    </style:style>
    <style:style style:name="P118" style:family="paragraph" style:parent-style-name="Text_20_body">
      <style:text-properties officeooo:paragraph-rsid="00bc12ef"/>
    </style:style>
    <style:style style:name="P119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84953" style:font-size-asian="8pt" style:font-weight-asian="normal" style:font-size-complex="8pt" style:font-weight-complex="normal"/>
    </style:style>
    <style:style style:name="P120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12ef" style:font-size-asian="8pt" style:font-weight-asian="normal" style:font-size-complex="8pt" style:font-weight-complex="normal"/>
    </style:style>
    <style:style style:name="P121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22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23" style:family="paragraph" style:parent-style-name="Table_20_Contents">
      <style:text-properties fo:font-weight="bold" officeooo:paragraph-rsid="00bdbe2c" style:font-weight-asian="bold" style:font-weight-complex="bold"/>
    </style:style>
    <style:style style:name="P124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bdbe2c"/>
    </style:style>
    <style:style style:name="P125" style:family="paragraph" style:parent-style-name="Table_20_Contents">
      <style:text-properties officeooo:rsid="0023ca8c" officeooo:paragraph-rsid="00bdbe2c"/>
    </style:style>
    <style:style style:name="P126" style:family="paragraph" style:parent-style-name="Table_20_Contents">
      <style:text-properties fo:font-weight="normal" officeooo:paragraph-rsid="00bdbe2c" style:font-weight-asian="normal" style:font-weight-complex="normal"/>
    </style:style>
    <style:style style:name="P127" style:family="paragraph" style:parent-style-name="Table_20_Contents">
      <style:text-properties officeooo:rsid="0020e979" officeooo:paragraph-rsid="00bdbe2c"/>
    </style:style>
    <style:style style:name="P128" style:family="paragraph" style:parent-style-name="Table_20_Contents">
      <style:text-properties officeooo:paragraph-rsid="00bdbe2c"/>
    </style:style>
    <style:style style:name="P129" style:family="paragraph" style:parent-style-name="Text_20_body">
      <style:paragraph-properties fo:margin-top="0cm" fo:margin-bottom="0.051cm" style:contextual-spacing="false"/>
      <style:text-properties officeooo:rsid="0079506e" officeooo:paragraph-rsid="00bc12ef"/>
    </style:style>
    <style:style style:name="P130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31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32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33" style:family="paragraph" style:parent-style-name="Heading_20_2">
      <style:text-properties style:font-name="Calibri1" officeooo:paragraph-rsid="003bc8b9"/>
    </style:style>
    <style:style style:name="P134" style:family="paragraph" style:parent-style-name="Heading_20_2">
      <style:paragraph-properties fo:margin-top="0.152cm" fo:margin-bottom="0.203cm" style:contextual-spacing="false"/>
      <style:text-properties style:font-name="Calibri1" officeooo:paragraph-rsid="003c7ead"/>
    </style:style>
    <style:style style:name="P135" style:family="paragraph" style:parent-style-name="Heading_20_2">
      <style:text-properties style:font-name="Calibri1" officeooo:rsid="00b9e6f4" officeooo:paragraph-rsid="00bc12ef"/>
    </style:style>
    <style:style style:name="P136" style:family="paragraph" style:parent-style-name="Heading_20_2">
      <style:paragraph-properties fo:margin-top="0.101cm" fo:margin-bottom="0.21cm" style:contextual-spacing="false"/>
      <style:text-properties style:font-name="Calibri1" officeooo:paragraph-rsid="00bc12ef"/>
    </style:style>
    <style:style style:name="P137" style:family="paragraph" style:parent-style-name="Heading_20_2">
      <style:text-properties style:font-name="Calibri1" officeooo:paragraph-rsid="00bdbe2c"/>
    </style:style>
    <style:style style:name="P138" style:family="paragraph" style:parent-style-name="Heading_20_2">
      <style:text-properties officeooo:paragraph-rsid="0063e06b"/>
    </style:style>
    <style:style style:name="P139" style:family="paragraph" style:parent-style-name="Heading_20_2">
      <style:paragraph-properties fo:margin-top="0.152cm" fo:margin-bottom="0.203cm" style:contextual-spacing="false"/>
      <style:text-properties officeooo:rsid="00474d45" officeooo:paragraph-rsid="00bc12ef"/>
    </style:style>
    <style:style style:name="P140" style:family="paragraph" style:parent-style-name="Preformatted_20_Text">
      <style:text-properties style:font-name="Bahnschrift Light1" fo:font-size="8pt" officeooo:paragraph-rsid="00c09b9b" style:font-size-asian="8pt" style:font-size-complex="8pt"/>
    </style:style>
    <style:style style:name="P141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1" fo:font-size="8pt" officeooo:paragraph-rsid="00c09b9b" style:font-size-asian="8pt" style:font-size-complex="8pt"/>
    </style:style>
    <style:style style:name="P142" style:family="paragraph" style:parent-style-name="Preformatted_20_Text">
      <style:text-properties style:font-name="Bahnschrift Light1" fo:font-size="8pt" officeooo:paragraph-rsid="00c29ff3" style:font-size-asian="8pt" style:font-size-complex="8pt"/>
    </style:style>
    <style:style style:name="P143" style:family="paragraph" style:parent-style-name="Preformatted_20_Text">
      <style:text-properties style:font-name="Bahnschrift Light1" fo:font-size="8pt" officeooo:paragraph-rsid="00c38d00" style:font-size-asian="8pt" style:font-size-complex="8pt"/>
    </style:style>
    <style:style style:name="P144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c09b9b" style:font-size-asian="8pt" style:font-size-complex="8pt"/>
    </style:style>
    <style:style style:name="P145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666666" loext:opacity="100%" style:font-name="Bahnschrift Light1" fo:font-size="8pt" fo:font-style="normal" officeooo:paragraph-rsid="00a475eb" style:font-size-asian="8pt" style:font-style-asian="normal" style:font-size-complex="8pt" style:font-style-complex="normal"/>
    </style:style>
    <style:style style:name="P14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14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be741" style:font-size-asian="9pt" style:font-name-complex="Courier New1" style:font-size-complex="9pt"/>
    </style:style>
    <style:style style:name="P148" style:family="paragraph" style:parent-style-name="Standard">
      <style:paragraph-properties fo:margin-top="0cm" fo:margin-bottom="0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T1" style:family="text">
      <style:text-properties officeooo:rsid="00187db9"/>
    </style:style>
    <style:style style:name="T2" style:family="text">
      <style:text-properties style:font-name="Calibri3" fo:font-style="normal" officeooo:rsid="0037f642" style:font-name-asian="Microsoft YaHei" style:font-name-complex="Lucida Sans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style:font-name="Calibri1"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9" style:family="text">
      <style:text-properties fo:color="#000000" loext:opacity="100%" style:font-name="Calibri1" fo:font-style="normal" officeooo:rsid="0033bc01" style:font-style-asian="normal" style:font-name-complex="Courier New1" style:font-style-complex="normal"/>
    </style:style>
    <style:style style:name="T10" style:family="text">
      <style:text-properties fo:color="#000000" loext:opacity="100%" style:font-name="Calibri1" fo:font-style="normal" officeooo:rsid="001a3404" style:font-style-asian="normal" style:font-name-complex="Courier New1" style:font-style-complex="normal"/>
    </style:style>
    <style:style style:name="T11" style:family="text">
      <style:text-properties fo:color="#000000" loext:opacity="100%" style:font-name="Calibri1" fo:font-style="normal" officeooo:rsid="0023ca8c" style:font-style-asian="normal" style:font-name-complex="Courier New1" style:font-style-complex="normal"/>
    </style:style>
    <style:style style:name="T12" style:family="text">
      <style:text-properties fo:color="#000000" loext:opacity="100%" style:font-name="Calibri1" fo:font-style="normal" officeooo:rsid="00a73910" style:font-style-asian="normal" style:font-name-complex="Courier New1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" style:font-weight-asian="bold" style:font-name-complex="Liberation Mono" style:font-weight-complex="bold"/>
    </style:style>
    <style:style style:name="T15" style:family="text">
      <style:text-properties fo:color="#000000" loext:opacity="100%" style:font-name="Calibri4" fo:font-style="normal" officeooo:rsid="001d3346" style:font-style-asian="normal" style:font-name-complex="Courier New1" style:font-style-complex="normal"/>
    </style:style>
    <style:style style:name="T16" style:family="text">
      <style:text-properties fo:color="#000000" loext:opacity="100%" style:font-name="Calibri4" fo:font-style="normal" officeooo:rsid="00261907" style:font-style-asian="normal" style:font-name-complex="Courier New1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style="italic" fo:font-weight="normal" officeooo:rsid="00c09b9b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9" style:family="text">
      <style:text-properties fo:color="#000000" loext:opacity="100%" fo:font-size="9pt" fo:font-weight="normal" officeooo:rsid="006d43f8" style:font-name-asian="NSimSun" style:font-size-asian="9pt" style:font-weight-asian="normal" style:font-name-complex="Liberation Mono" style:font-size-complex="9pt" style:font-weight-complex="normal"/>
    </style:style>
    <style:style style:name="T20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1" style:family="text">
      <style:text-properties fo:color="#000000" loext:opacity="100%"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Bahnschrift Light" fo:font-size="8pt" fo:font-weight="normal" officeooo:rsid="00be2ec7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Bahnschrift Light" fo:font-size="8pt" style:font-size-asian="8pt" style:font-size-complex="8pt"/>
    </style:style>
    <style:style style:name="T24" style:family="text">
      <style:text-properties fo:color="#000000" loext:opacity="100%" officeooo:rsid="00c29ff3"/>
    </style:style>
    <style:style style:name="T25" style:family="text">
      <style:text-properties style:use-window-font-color="true" loext:opacity="0%" officeooo:rsid="0016abef"/>
    </style:style>
    <style:style style:name="T26" style:family="text">
      <style:text-properties style:use-window-font-color="true" loext:opacity="0%" style:font-name="Bahnschrift Light1" fo:font-size="8pt" style:font-size-asian="8pt" style:font-size-complex="8pt"/>
    </style:style>
    <style:style style:name="T27" style:family="text">
      <style:text-properties style:font-name-complex="Courier New1"/>
    </style:style>
    <style:style style:name="T28" style:family="text">
      <style:text-properties officeooo:rsid="00189b5e" style:font-name-complex="Courier New1"/>
    </style:style>
    <style:style style:name="T29" style:family="text">
      <style:text-properties officeooo:rsid="001be741" style:font-name-complex="Courier New1"/>
    </style:style>
    <style:style style:name="T30" style:family="text">
      <style:text-properties officeooo:rsid="001d3346" style:font-name-complex="Courier New1"/>
    </style:style>
    <style:style style:name="T31" style:family="text">
      <style:text-properties officeooo:rsid="001ee4fa" style:font-name-complex="Courier New1"/>
    </style:style>
    <style:style style:name="T32" style:family="text">
      <style:text-properties officeooo:rsid="002158b6" style:font-name-complex="Courier New1"/>
    </style:style>
    <style:style style:name="T33" style:family="text">
      <style:text-properties officeooo:rsid="00b48dc8" style:font-name-complex="Courier New1"/>
    </style:style>
    <style:style style:name="T34" style:family="text">
      <style:text-properties officeooo:rsid="00b71f72" style:font-name-complex="Courier New1"/>
    </style:style>
    <style:style style:name="T35" style:family="text">
      <style:text-properties officeooo:rsid="00bb5a4b" style:font-name-complex="Courier New1"/>
    </style:style>
    <style:style style:name="T36" style:family="text">
      <style:text-properties fo:color="#808080" loext:opacity="100%"/>
    </style:style>
    <style:style style:name="T37" style:family="text">
      <style:text-properties fo:color="#808080" loext:opacity="100%" style:font-name="Calibri1"/>
    </style:style>
    <style:style style:name="T38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9" style:family="text">
      <style:text-properties fo:color="#808080" loext:opacity="100%" officeooo:rsid="00357f45"/>
    </style:style>
    <style:style style:name="T40" style:family="text">
      <style:text-properties fo:color="#808080" loext:opacity="100%" style:font-name="Bahnschrift Light1"/>
    </style:style>
    <style:style style:name="T41" style:family="text">
      <style:text-properties fo:color="#808080" loext:opacity="100%" style:font-name="Bahnschrift Light1" fo:font-size="8pt" style:font-size-asian="8pt" style:font-size-complex="8pt"/>
    </style:style>
    <style:style style:name="T42" style:family="text">
      <style:text-properties fo:color="#808080" loext:opacity="100%" style:font-name="Bahnschrift Light1" fo:font-size="8pt" officeooo:rsid="00948e85" style:font-size-asian="8pt" style:font-size-complex="8pt"/>
    </style:style>
    <style:style style:name="T43" style:family="text">
      <style:text-properties fo:color="#808080" loext:opacity="100%" style:font-name="Bahnschrift Light1" officeooo:rsid="0079506e"/>
    </style:style>
    <style:style style:name="T44" style:family="text">
      <style:text-properties fo:color="#808080" loext:opacity="100%" style:font-name="Bahnschrift Light1" officeooo:rsid="007efcd1"/>
    </style:style>
    <style:style style:name="T45" style:family="text">
      <style:text-properties fo:color="#808080" loext:opacity="100%" officeooo:rsid="00606480"/>
    </style:style>
    <style:style style:name="T46" style:family="text">
      <style:text-properties fo:color="#808080" loext:opacity="100%" style:font-name="Calibri"/>
    </style:style>
    <style:style style:name="T47" style:family="text">
      <style:text-properties fo:color="#808080" loext:opacity="100%" officeooo:rsid="006706eb"/>
    </style:style>
    <style:style style:name="T48" style:family="text">
      <style:text-properties fo:color="#808080" loext:opacity="100%" officeooo:rsid="00a54485"/>
    </style:style>
    <style:style style:name="T49" style:family="text">
      <style:text-properties fo:color="#808080" loext:opacity="100%" fo:font-style="italic" style:font-style-asian="italic" style:font-style-complex="italic"/>
    </style:style>
    <style:style style:name="T50" style:family="text">
      <style:text-properties fo:color="#808080" loext:opacity="100%" style:font-name="Bahnschrift Light"/>
    </style:style>
    <style:style style:name="T51" style:family="text">
      <style:text-properties fo:font-size="8pt" officeooo:rsid="0023ca8c" style:font-size-asian="8pt" style:font-size-complex="8pt"/>
    </style:style>
    <style:style style:name="T52" style:family="text">
      <style:text-properties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53" style:family="text">
      <style:text-properties officeooo:rsid="00189b5e"/>
    </style:style>
    <style:style style:name="T54" style:family="text">
      <style:text-properties officeooo:rsid="001a3404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a3404" style:font-weight-asian="bold" style:font-weight-complex="bold"/>
    </style:style>
    <style:style style:name="T57" style:family="text">
      <style:text-properties fo:font-weight="bold" officeooo:rsid="00336512" style:font-weight-asian="bold" style:font-weight-complex="bold"/>
    </style:style>
    <style:style style:name="T58" style:family="text">
      <style:text-properties fo:font-weight="bold" officeooo:rsid="0023ca8c" style:font-weight-asian="bold" style:font-weight-complex="bold"/>
    </style:style>
    <style:style style:name="T59" style:family="text">
      <style:text-properties fo:font-weight="bold" officeooo:rsid="00a54485" style:font-weight-asian="bold" style:font-weight-complex="bold"/>
    </style:style>
    <style:style style:name="T60" style:family="text">
      <style:text-properties fo:font-weight="bold" officeooo:rsid="003a6be9" style:font-weight-asian="bold" style:font-weight-complex="bold"/>
    </style:style>
    <style:style style:name="T61" style:family="text">
      <style:text-properties fo:font-weight="bold" officeooo:rsid="0031daba" style:font-name-asian="NSimSun" style:font-weight-asian="bold" style:font-name-complex="Liberation Mono" style:font-weight-complex="bold"/>
    </style:style>
    <style:style style:name="T62" style:family="text">
      <style:text-properties fo:font-weight="bold" officeooo:rsid="00b2ad5e" style:font-name-asian="NSimSun" style:font-weight-asian="bold" style:font-name-complex="Liberation Mono" style:font-weight-complex="bold"/>
    </style:style>
    <style:style style:name="T63" style:family="text">
      <style:text-properties style:font-name="Calibri4"/>
    </style:style>
    <style:style style:name="T64" style:family="text">
      <style:text-properties style:font-name="Calibri4" officeooo:rsid="001be741"/>
    </style:style>
    <style:style style:name="T65" style:family="text">
      <style:text-properties style:font-name="Calibri4" officeooo:rsid="001e1812"/>
    </style:style>
    <style:style style:name="T66" style:family="text">
      <style:text-properties style:font-name="Calibri4" officeooo:rsid="002158b6"/>
    </style:style>
    <style:style style:name="T67" style:family="text">
      <style:text-properties style:font-name="Calibri4" officeooo:rsid="0023125b"/>
    </style:style>
    <style:style style:name="T68" style:family="text">
      <style:text-properties style:font-name="Calibri4" fo:font-style="italic" officeooo:rsid="0023125b" style:font-style-asian="italic" style:font-style-complex="italic"/>
    </style:style>
    <style:style style:name="T69" style:family="text">
      <style:text-properties style:font-name="Calibri4" fo:font-style="italic" officeooo:rsid="001be741" style:font-style-asian="italic" style:font-style-complex="italic"/>
    </style:style>
    <style:style style:name="T70" style:family="text">
      <style:text-properties style:font-name="Calibri4" fo:font-style="italic" officeooo:rsid="001d3346" style:font-style-asian="italic" style:font-style-complex="italic"/>
    </style:style>
    <style:style style:name="T71" style:family="text">
      <style:text-properties style:font-name="Calibri4" fo:font-style="italic" officeooo:rsid="0098241b" style:font-style-asian="italic" style:font-style-complex="italic"/>
    </style:style>
    <style:style style:name="T72" style:family="text">
      <style:text-properties style:font-name="Calibri4" fo:font-style="italic" officeooo:rsid="009979de" style:font-style-asian="italic" style:font-style-complex="italic"/>
    </style:style>
    <style:style style:name="T73" style:family="text">
      <style:text-properties style:font-name="Calibri4" officeooo:rsid="0025e125"/>
    </style:style>
    <style:style style:name="T74" style:family="text">
      <style:text-properties style:font-name="Calibri4" officeooo:rsid="003e6f1c"/>
    </style:style>
    <style:style style:name="T75" style:family="text">
      <style:text-properties style:font-name="Calibri4" officeooo:rsid="008b4e6e"/>
    </style:style>
    <style:style style:name="T76" style:family="text">
      <style:text-properties style:font-name="Calibri4" officeooo:rsid="0098241b"/>
    </style:style>
    <style:style style:name="T77" style:family="text">
      <style:text-properties style:font-name="Calibri4" officeooo:rsid="009979de"/>
    </style:style>
    <style:style style:name="T78" style:family="text">
      <style:text-properties style:font-name="Calibri4" officeooo:rsid="009cad2b"/>
    </style:style>
    <style:style style:name="T79" style:family="text">
      <style:text-properties style:font-name="Calibri4" officeooo:rsid="00b2dc4f"/>
    </style:style>
    <style:style style:name="T80" style:family="text">
      <style:text-properties officeooo:rsid="001be741"/>
    </style:style>
    <style:style style:name="T81" style:family="text">
      <style:text-properties style:font-name="Calibri1"/>
    </style:style>
    <style:style style:name="T82" style:family="text">
      <style:text-properties style:font-name="Calibri1" fo:font-size="9pt" fo:font-style="normal" fo:font-weight="normal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83" style:family="text">
      <style:text-properties style:font-name="Calibri1" fo:font-size="9pt" fo:font-style="normal" fo:font-weight="normal" officeooo:rsid="00357f45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84" style:family="text">
      <style:text-properties style:font-name="Calibri1" style:font-name-complex="Courier New1"/>
    </style:style>
    <style:style style:name="T85" style:family="text">
      <style:text-properties style:font-name="Calibri1" fo:font-style="normal" officeooo:rsid="0023ca8c" style:font-style-asian="normal" style:font-name-complex="Courier New1" style:font-style-complex="normal"/>
    </style:style>
    <style:style style:name="T86" style:family="text">
      <style:text-properties style:font-name="Calibri1"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87" style:family="text">
      <style:text-properties officeooo:rsid="001d3346"/>
    </style:style>
    <style:style style:name="T88" style:family="text">
      <style:text-properties officeooo:rsid="001e1812"/>
    </style:style>
    <style:style style:name="T89" style:family="text">
      <style:text-properties officeooo:rsid="001ee4fa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01ee4fa" style:font-style-asian="italic" style:font-style-complex="italic"/>
    </style:style>
    <style:style style:name="T92" style:family="text">
      <style:text-properties fo:font-style="italic" officeooo:rsid="00261907" style:font-style-asian="italic" style:font-style-complex="italic"/>
    </style:style>
    <style:style style:name="T93" style:family="text">
      <style:text-properties fo:font-style="italic" officeooo:rsid="001a3404" style:font-style-asian="italic" style:font-style-complex="italic"/>
    </style:style>
    <style:style style:name="T94" style:family="text">
      <style:text-properties fo:font-style="italic" officeooo:rsid="00a9c3f2" style:font-style-asian="italic" style:font-style-complex="italic"/>
    </style:style>
    <style:style style:name="T95" style:family="text">
      <style:text-properties fo:font-style="italic" officeooo:rsid="00b48dc8" style:font-style-asian="italic" style:font-style-complex="italic"/>
    </style:style>
    <style:style style:name="T96" style:family="text">
      <style:text-properties fo:font-style="italic" officeooo:rsid="00b71f72" style:font-style-asian="italic" style:font-style-complex="italic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100" style:family="text">
      <style:text-properties officeooo:rsid="0020bdac"/>
    </style:style>
    <style:style style:name="T101" style:family="text">
      <style:text-properties officeooo:rsid="0020e979"/>
    </style:style>
    <style:style style:name="T102" style:family="text">
      <style:text-properties fo:font-weight="normal" officeooo:rsid="00336512" style:font-weight-asian="normal" style:font-weight-complex="normal"/>
    </style:style>
    <style:style style:name="T103" style:family="text">
      <style:text-properties fo:font-weight="normal" officeooo:rsid="002c0a74" style:font-weight-asian="normal" style:font-weight-complex="normal"/>
    </style:style>
    <style:style style:name="T104" style:family="text">
      <style:text-properties fo:font-weight="normal" officeooo:rsid="009153e1" style:font-weight-asian="normal" style:font-weight-complex="normal"/>
    </style:style>
    <style:style style:name="T105" style:family="text">
      <style:text-properties fo:font-weight="normal" officeooo:rsid="0023ca8c" style:font-weight-asian="normal" style:font-weight-complex="normal"/>
    </style:style>
    <style:style style:name="T106" style:family="text">
      <style:text-properties fo:font-weight="normal" officeooo:rsid="00a1402f" style:font-weight-asian="normal" style:font-weight-complex="normal"/>
    </style:style>
    <style:style style:name="T107" style:family="text">
      <style:text-properties fo:font-weight="normal" officeooo:rsid="00a475eb" style:font-weight-asian="normal" style:font-weight-complex="normal"/>
    </style:style>
    <style:style style:name="T108" style:family="text">
      <style:text-properties fo:font-weight="normal" officeooo:rsid="0067353f" style:font-weight-asian="normal" style:font-weight-complex="normal"/>
    </style:style>
    <style:style style:name="T109" style:family="text">
      <style:text-properties fo:font-weight="normal" officeooo:rsid="003a6be9" style:font-weight-asian="normal" style:font-weight-complex="normal"/>
    </style:style>
    <style:style style:name="T110" style:family="text">
      <style:text-properties fo:font-weight="normal" officeooo:rsid="00a475eb" style:font-name-asian="NSimSun" style:font-weight-asian="normal" style:font-weight-complex="normal"/>
    </style:style>
    <style:style style:name="T111" style:family="text">
      <style:text-properties officeooo:rsid="00223f03"/>
    </style:style>
    <style:style style:name="T112" style:family="text">
      <style:text-properties style:font-name="Bahnschrift Light1"/>
    </style:style>
    <style:style style:name="T113" style:family="text">
      <style:text-properties style:font-name="Bahnschrift Light1" fo:font-size="8pt" style:font-size-asian="8pt" style:font-size-complex="8pt"/>
    </style:style>
    <style:style style:name="T114" style:family="text">
      <style:text-properties style:font-name="Bahnschrift Light1" fo:font-size="8pt" officeooo:rsid="00948e85" style:font-size-asian="8pt" style:font-size-complex="8pt"/>
    </style:style>
    <style:style style:name="T115" style:family="text">
      <style:text-properties officeooo:rsid="002a0ac9"/>
    </style:style>
    <style:style style:name="T116" style:family="text">
      <style:text-properties officeooo:rsid="0031daba"/>
    </style:style>
    <style:style style:name="T117" style:family="text">
      <style:text-properties officeooo:rsid="00350115"/>
    </style:style>
    <style:style style:name="T118" style:family="text">
      <style:text-properties officeooo:rsid="00357f45"/>
    </style:style>
    <style:style style:name="T119" style:family="text">
      <style:text-properties fo:font-size="10.5pt" fo:font-weight="bold" officeooo:rsid="00357f45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20" style:family="text">
      <style:text-properties officeooo:rsid="003a6be9"/>
    </style:style>
    <style:style style:name="T121" style:family="text">
      <style:text-properties officeooo:rsid="003c7ead"/>
    </style:style>
    <style:style style:name="T122" style:family="text">
      <style:text-properties style:font-name-asian="Microsoft YaHei" style:font-name-complex="Lucida Sans1"/>
    </style:style>
    <style:style style:name="T123" style:family="text">
      <style:text-properties officeooo:rsid="00b71f72" style:font-name-asian="Microsoft YaHei" style:font-name-complex="Lucida Sans1"/>
    </style:style>
    <style:style style:name="T124" style:family="text">
      <style:text-properties officeooo:rsid="003e6f1c" style:font-name-asian="Microsoft YaHei" style:font-name-complex="Lucida Sans1"/>
    </style:style>
    <style:style style:name="T125" style:family="text">
      <style:text-properties officeooo:rsid="00b7a9a1" style:font-name-asian="Microsoft YaHei" style:font-name-complex="Lucida Sans1"/>
    </style:style>
    <style:style style:name="T126" style:family="text">
      <style:text-properties officeooo:rsid="0042c600"/>
    </style:style>
    <style:style style:name="T127" style:family="text">
      <style:text-properties fo:color="#2b3789" loext:opacity="100%" style:font-name="Bahnschrift Light1"/>
    </style:style>
    <style:style style:name="T128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129" style:family="text">
      <style:text-properties fo:color="#2b3789" loext:opacity="100%" style:font-name="Bahnschrift Light1" fo:font-size="8pt" style:font-size-asian="8pt" style:font-size-complex="8pt"/>
    </style:style>
    <style:style style:name="T130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31" style:family="text">
      <style:text-properties fo:color="#2b3789" loext:opacity="100%" fo:font-style="italic" officeooo:rsid="001ee4fa" style:font-style-asian="italic" style:font-name-complex="Courier New1" style:font-style-complex="italic"/>
    </style:style>
    <style:style style:name="T132" style:family="text">
      <style:text-properties fo:color="#2b3789" loext:opacity="100%" fo:font-style="italic" officeooo:rsid="0033bc01" style:font-style-asian="italic" style:font-name-complex="Courier New1" style:font-style-complex="italic"/>
    </style:style>
    <style:style style:name="T133" style:family="text">
      <style:text-properties officeooo:rsid="004b8f48"/>
    </style:style>
    <style:style style:name="T134" style:family="text">
      <style:text-properties fo:color="#9370db" loext:opacity="100%" style:font-name="Bahnschrift Light1"/>
    </style:style>
    <style:style style:name="T135" style:family="text">
      <style:text-properties fo:color="#9370db" loext:opacity="100%" style:font-name="Bahnschrift Light1" fo:font-size="8pt" style:font-size-asian="8pt" style:font-size-complex="8pt"/>
    </style:style>
    <style:style style:name="T136" style:family="text">
      <style:text-properties fo:color="#9370db" loext:opacity="100%" style:font-name="Bahnschrift Light1" fo:font-size="8pt" officeooo:rsid="00bc12ef" style:font-size-asian="8pt" style:font-size-complex="8pt"/>
    </style:style>
    <style:style style:name="T137" style:family="text">
      <style:text-properties fo:color="#9370db" loext:opacity="100%" style:font-name="Bahnschrift Light1" officeooo:rsid="00bc12ef"/>
    </style:style>
    <style:style style:name="T138" style:family="text">
      <style:text-properties officeooo:rsid="0052f637"/>
    </style:style>
    <style:style style:name="T139" style:family="text">
      <style:text-properties officeooo:rsid="0053cc72"/>
    </style:style>
    <style:style style:name="T140" style:family="text">
      <style:text-properties style:font-name="Calibri2" fo:font-size="10.5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1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2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3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4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5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6" style:family="text">
      <style:text-properties fo:color="#c9211e" loext:opacity="100%"/>
    </style:style>
    <style:style style:name="T147" style:family="text">
      <style:text-properties fo:color="#c9211e" loext:opacity="100%" style:font-name="Bahnschrift Light" fo:font-style="normal" officeooo:rsid="00284da2" style:font-style-asian="normal" style:font-name-complex="Courier New1" style:font-style-complex="normal"/>
    </style:style>
    <style:style style:name="T148" style:family="text">
      <style:text-properties fo:color="#c9211e" loext:opacity="100%" officeooo:rsid="00c09b9b"/>
    </style:style>
    <style:style style:name="T149" style:family="text">
      <style:text-properties fo:color="#c9211e" loext:opacity="100%" officeooo:rsid="00a54485"/>
    </style:style>
    <style:style style:name="T150" style:family="text">
      <style:text-properties fo:color="#c9211e" loext:opacity="100%" officeooo:rsid="00c21339"/>
    </style:style>
    <style:style style:name="T151" style:family="text">
      <style:text-properties fo:color="#c9211e" loext:opacity="100%" officeooo:rsid="00c29ff3"/>
    </style:style>
    <style:style style:name="T152" style:family="text">
      <style:text-properties fo:color="#c9211e" loext:opacity="100%" officeooo:rsid="00c38d00"/>
    </style:style>
    <style:style style:name="T153" style:family="text">
      <style:text-properties fo:color="#c9211e" loext:opacity="100%" officeooo:rsid="00c4507f"/>
    </style:style>
    <style:style style:name="T154" style:family="text">
      <style:text-properties fo:color="#8b4513" loext:opacity="100%" style:font-name="Bahnschrift Light" fo:font-size="8pt" fo:font-style="normal" style:font-size-asian="8pt" style:font-style-asian="normal" style:font-name-complex="Courier New1" style:font-size-complex="8pt" style:font-style-complex="normal"/>
    </style:style>
    <style:style style:name="T155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1" style:font-size-complex="8pt" style:font-style-complex="normal"/>
    </style:style>
    <style:style style:name="T156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1" style:font-size-complex="8pt" style:font-style-complex="normal"/>
    </style:style>
    <style:style style:name="T157" style:family="text">
      <style:text-properties fo:color="#8b4513" loext:opacity="100%" style:font-name="Bahnschrift Light" fo:font-size="8pt" style:font-size-asian="8pt" style:font-size-complex="8pt"/>
    </style:style>
    <style:style style:name="T158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159" style:family="text">
      <style:text-properties fo:color="#8b4513" loext:opacity="100%" style:font-name="Bahnschrift Light1" fo:font-size="8pt" officeooo:rsid="00696b03" style:font-size-asian="8pt" style:font-size-complex="8pt"/>
    </style:style>
    <style:style style:name="T160" style:family="text">
      <style:text-properties officeooo:rsid="005fe659"/>
    </style:style>
    <style:style style:name="T161" style:family="text">
      <style:text-properties officeooo:rsid="00606480"/>
    </style:style>
    <style:style style:name="T162" style:family="text">
      <style:text-properties officeooo:rsid="0060860a"/>
    </style:style>
    <style:style style:name="T163" style:family="text">
      <style:text-properties style:font-name="Calibri"/>
    </style:style>
    <style:style style:name="T164" style:family="text">
      <style:text-properties officeooo:rsid="006706eb"/>
    </style:style>
    <style:style style:name="T165" style:family="text">
      <style:text-properties fo:font-size="9pt" officeooo:rsid="00696b03" style:font-size-asian="9pt" style:font-size-complex="9pt"/>
    </style:style>
    <style:style style:name="T166" style:family="text">
      <style:text-properties fo:font-size="9pt" officeooo:rsid="00284da2" style:font-size-asian="9pt" style:font-size-complex="9pt"/>
    </style:style>
    <style:style style:name="T167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68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70" style:family="text">
      <style:text-properties officeooo:rsid="00676dde"/>
    </style:style>
    <style:style style:name="T171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72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73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7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7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7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7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7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7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8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8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8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84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85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86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7" style:family="text">
      <style:text-properties fo:color="#6b8e23" loext:opacity="100%"/>
    </style:style>
    <style:style style:name="T188" style:family="text">
      <style:text-properties fo:color="#6b8e23" loext:opacity="100%" officeooo:rsid="006ad226"/>
    </style:style>
    <style:style style:name="T189" style:family="text">
      <style:text-properties fo:color="#6b8e23" loext:opacity="100%" officeooo:rsid="00be2ec7"/>
    </style:style>
    <style:style style:name="T190" style:family="text">
      <style:text-properties officeooo:rsid="006adaf1"/>
    </style:style>
    <style:style style:name="T191" style:family="text">
      <style:text-properties officeooo:rsid="006ce77a"/>
    </style:style>
    <style:style style:name="T192" style:family="text">
      <style:text-properties officeooo:rsid="006f3ba8"/>
    </style:style>
    <style:style style:name="T193" style:family="text">
      <style:text-properties officeooo:rsid="0075e4a5"/>
    </style:style>
    <style:style style:name="T194" style:family="text">
      <style:text-properties officeooo:rsid="008b4e6e"/>
    </style:style>
    <style:style style:name="T195" style:family="text">
      <style:text-properties fo:color="#1d1c1d" loext:opacity="100%" style:text-position="super 58%" style:font-name="Calibri" officeooo:rsid="008cff7a"/>
    </style:style>
    <style:style style:name="T196" style:family="text">
      <style:text-properties fo:color="#1d1c1d" loext:opacity="100%" style:text-position="super 58%" style:font-name="Calibri" fo:font-size="9pt" officeooo:rsid="008cff7a" style:font-size-asian="9pt" style:font-name-complex="Courier New1" style:font-size-complex="9pt"/>
    </style:style>
    <style:style style:name="T197" style:family="text">
      <style:text-properties officeooo:rsid="008f116e"/>
    </style:style>
    <style:style style:name="T198" style:family="text">
      <style:text-properties officeooo:rsid="009153e1"/>
    </style:style>
    <style:style style:name="T199" style:family="text">
      <style:text-properties officeooo:rsid="0093874b"/>
    </style:style>
    <style:style style:name="T200" style:family="text">
      <style:text-properties officeooo:rsid="009979de"/>
    </style:style>
    <style:style style:name="T201" style:family="text">
      <style:text-properties officeooo:rsid="009cad2b"/>
    </style:style>
    <style:style style:name="T202" style:family="text">
      <style:text-properties officeooo:rsid="009f42f9"/>
    </style:style>
    <style:style style:name="T203" style:family="text">
      <style:text-properties officeooo:rsid="00a54485"/>
    </style:style>
    <style:style style:name="T204" style:family="text">
      <style:text-properties fo:font-style="normal" fo:font-weight="normal" officeooo:rsid="00a54485" style:font-name-asian="NSimSun" style:font-style-asian="normal" style:font-weight-asian="normal" style:font-name-complex="Courier New1" style:font-style-complex="normal" style:font-weight-complex="normal"/>
    </style:style>
    <style:style style:name="T205" style:family="text">
      <style:text-properties fo:font-style="normal" fo:font-weight="normal" officeooo:rsid="00a1402f" style:font-style-asian="normal" style:font-weight-asian="normal" style:font-name-complex="Courier New1" style:font-style-complex="normal" style:font-weight-complex="normal"/>
    </style:style>
    <style:style style:name="T206" style:family="text">
      <style:text-properties fo:font-style="normal" fo:font-weight="normal" officeooo:rsid="00336512" style:font-style-asian="normal" style:font-weight-asian="normal" style:font-name-complex="Courier New1" style:font-style-complex="normal" style:font-weight-complex="normal"/>
    </style:style>
    <style:style style:name="T207" style:family="text">
      <style:text-properties fo:font-style="normal" fo:font-weight="normal" officeooo:rsid="0023ca8c" style:font-style-asian="normal" style:font-weight-asian="normal" style:font-name-complex="Courier New1" style:font-style-complex="normal" style:font-weight-complex="normal"/>
    </style:style>
    <style:style style:name="T208" style:family="text">
      <style:text-properties fo:font-style="normal" fo:font-weight="bold" officeooo:rsid="0023ca8c" style:font-style-asian="normal" style:font-weight-asian="bold" style:font-name-complex="Courier New1" style:font-style-complex="normal" style:font-weight-complex="bold"/>
    </style:style>
    <style:style style:name="T209" style:family="text">
      <style:text-properties fo:font-style="normal" fo:font-weight="bold" officeooo:rsid="00336512" style:font-style-asian="normal" style:font-weight-asian="bold" style:font-name-complex="Courier New1" style:font-style-complex="normal" style:font-weight-complex="bold"/>
    </style:style>
    <style:style style:name="T210" style:family="text">
      <style:text-properties officeooo:rsid="00a73910"/>
    </style:style>
    <style:style style:name="T211" style:family="text">
      <style:text-properties style:font-name="Bahnschrift Light" fo:font-size="8pt" officeooo:rsid="001a3404" style:font-size-asian="8pt" style:font-size-complex="8pt"/>
    </style:style>
    <style:style style:name="T212" style:family="text">
      <style:text-properties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13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214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215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216" style:family="text">
      <style:text-properties fo:color="#666666" loext:opacity="100%" style:font-name="Calibri4" fo:font-style="normal" fo:font-weight="normal" officeooo:rsid="0098241b" style:font-style-asian="normal" style:font-weight-asian="normal" style:font-style-complex="normal" style:font-weight-complex="normal"/>
    </style:style>
    <style:style style:name="T217" style:family="text">
      <style:text-properties fo:color="#666666" loext:opacity="100%" style:font-name="Calibri4" fo:font-style="normal" fo:font-weight="normal" officeooo:rsid="009cad2b" style:font-style-asian="normal" style:font-weight-asian="normal" style:font-style-complex="normal" style:font-weight-complex="normal"/>
    </style:style>
    <style:style style:name="T218" style:family="text">
      <style:text-properties fo:color="#666666" loext:opacity="100%" style:font-name="Calibri4" fo:font-weight="normal" officeooo:rsid="0098241b" style:font-weight-asian="normal" style:font-weight-complex="normal"/>
    </style:style>
    <style:style style:name="T219" style:family="text">
      <style:text-properties fo:color="#666666" loext:opacity="100%" style:font-name="Calibri4" fo:font-weight="normal" officeooo:rsid="009cad2b" style:font-weight-asian="normal" style:font-weight-complex="normal"/>
    </style:style>
    <style:style style:name="T220" style:family="text">
      <style:text-properties fo:color="#666666" loext:opacity="100%" fo:font-weight="normal" officeooo:rsid="009cad2b" style:font-weight-asian="normal" style:font-weight-complex="normal"/>
    </style:style>
    <style:style style:name="T221" style:family="text">
      <style:text-properties fo:color="#666666" loext:opacity="100%" fo:font-weight="normal" officeooo:rsid="00a9c3f2" style:font-weight-asian="normal" style:font-weight-complex="normal"/>
    </style:style>
    <style:style style:name="T222" style:family="text">
      <style:text-properties fo:color="#666666" loext:opacity="100%" fo:font-weight="normal" officeooo:rsid="001e1812" style:font-weight-asian="normal" style:font-weight-complex="normal"/>
    </style:style>
    <style:style style:name="T223" style:family="text">
      <style:text-properties officeooo:rsid="00af76b7"/>
    </style:style>
    <style:style style:name="T224" style:family="text">
      <style:text-properties officeooo:rsid="00b0baed"/>
    </style:style>
    <style:style style:name="T225" style:family="text">
      <style:text-properties officeooo:rsid="00b48dc8"/>
    </style:style>
    <style:style style:name="T226" style:family="text">
      <style:text-properties officeooo:rsid="002158b6"/>
    </style:style>
    <style:style style:name="T227" style:family="text">
      <style:text-properties officeooo:rsid="00b71f72"/>
    </style:style>
    <style:style style:name="T228" style:family="text">
      <style:text-properties officeooo:rsid="00b84953"/>
    </style:style>
    <style:style style:name="T229" style:family="text">
      <style:text-properties officeooo:rsid="00bb5a4b"/>
    </style:style>
    <style:style style:name="T230" style:family="text">
      <style:text-properties officeooo:rsid="00bdbe2c"/>
    </style:style>
    <style:style style:name="T231" style:family="text">
      <style:text-properties fo:color="#7f0055" loext:opacity="100%"/>
    </style:style>
    <style:style style:name="T232" style:family="text">
      <style:text-properties fo:color="#7f0055" loext:opacity="100%" style:font-name="Bahnschrift Light" fo:font-size="8pt" fo:font-weight="normal" style:font-size-asian="8pt" style:font-weight-asian="normal" style:font-size-complex="8pt" style:font-weight-complex="normal"/>
    </style:style>
    <style:style style:name="T233" style:family="text">
      <style:text-properties fo:color="#0000c0" loext:opacity="100%" style:font-name="Bahnschrift Light" fo:font-size="8pt" fo:font-style="normal" fo:font-weight="normal" officeooo:rsid="00be2ec7" style:font-size-asian="8pt" style:font-style-asian="normal" style:font-weight-asian="normal" style:font-size-complex="8pt" style:font-style-complex="normal" style:font-weight-complex="normal"/>
    </style:style>
    <style:style style:name="T234" style:family="text">
      <style:text-properties fo:color="#0000c0" loext:opacity="100%" fo:font-style="normal" style:font-style-asian="normal" style:font-style-complex="normal"/>
    </style:style>
    <style:style style:name="T235" style:family="text">
      <style:text-properties fo:color="#0000c0" loext:opacity="100%" fo:font-style="normal" officeooo:rsid="00be2ec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95"><text:span text:style-name="T74">Annotations</text:span> <text:span text:style-name="T80">(</text:span><text:span text:style-name="T73">org.apache.isis.applib.annotation</text:span><text:span text:style-name="T79">s</text:span><text:span text:style-name="T80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1"><text:span text:style-name="T27">@Domain</text:span><text:span text:style-name="T32">Service</text:span></text:p>
                  <text:p text:style-name="P61"><text:span text:style-name="T32">t</text:span><text:span text:style-name="T27">ype</text:span></text:p>
                </table:table-cell>
                <table:table-cell table:style-name="Table3.B2" table:number-columns-spanned="5" office:value-type="string">
                  <text:p text:style-name="P82">Indicates a class is a <text:span text:style-name="T66">domain service singleton </text:span><text:span text:style-name="T67">that contributes </text:span><text:span text:style-name="T68">Actions</text:span><text:span text:style-name="T67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8640">
                <table:table-cell table:style-name="Table3.A3" office:value-type="string">
                  <text:p text:style-name="P21"><text:span text:style-name="T27">@Domain</text:span><text:span text:style-name="T32">Service</text:span><text:span text:style-name="T27">Layout</text:span></text:p>
                  <text:p text:style-name="P61"><text:span text:style-name="T32">t</text:span><text:span text:style-name="T27">ype</text:span></text:p>
                </table:table-cell>
                <table:table-cell table:style-name="Table3.B3" table:number-columns-spanned="5" office:value-type="string">
                  <text:p text:style-name="P83">Domain <text:span text:style-name="T66">service</text:span> layout customization. <text:span text:style-name="T139">When present, o</text:span><text:span text:style-name="T120">verridden by </text:span><text:span text:style-name="T155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7776">
                <table:table-cell table:style-name="Table3.A18" office:value-type="string">
                  <text:p text:style-name="P88">@<text:span text:style-name="T63">HomePage</text:span></text:p>
                  <text:p text:style-name="P72">type</text:p>
                </table:table-cell>
                <table:table-cell table:style-name="Table3.B4" office:value-type="string">
                  <text:p text:style-name="P74"><text:span text:style-name="T88">I</text:span>ndicate<text:span text:style-name="T88">s</text:span> which <text:span text:style-name="T88">view-model should be used </text:span><text:span text:style-name="T65">to render as homepage</text:span>.</text:p>
                </table:table-cell>
                <table:table-cell table:style-name="Table3.C4" table:number-columns-spanned="2" office:value-type="string">
                  <text:p text:style-name="P89">@Ti<text:span text:style-name="T117">t</text:span>le</text:p>
                  <text:p text:style-name="P69">field, method</text:p>
                </table:table-cell>
                <table:covered-table-cell/>
                <table:table-cell table:style-name="Table3.E4" table:number-columns-spanned="2" office:value-type="string">
                  <text:p text:style-name="P76"><text:span text:style-name="T88">I</text:span>ndicate<text:span text:style-name="T88">s</text:span> which <text:span text:style-name="T94">P</text:span><text:span text:style-name="T90">roperty</text:span> or <text:span text:style-name="T94">P</text:span><text:span text:style-name="T90">roperties</text:span> make up the object title.</text:p>
                </table:table-cell>
                <table:covered-table-cell/>
              </table:table-row>
              <table:table-row table:style-name="TableLine2399458432672">
                <table:table-cell table:style-name="Table3.A18" office:value-type="string">
                  <text:p text:style-name="P33">@DomainObject</text:p>
                  <text:p text:style-name="P61"><text:span text:style-name="T32">t</text:span><text:span text:style-name="T27">ype</text:span></text:p>
                </table:table-cell>
                <table:table-cell table:style-name="Table3.B5" table:number-columns-spanned="5" office:value-type="string">
                  <text:p text:style-name="P85">Indicates a class that has an <text:span text:style-name="T90">identity</text:span> and is <text:span text:style-name="T90">bookmarkable</text:span>, i<text:span text:style-name="T115">t i</text:span>s either a <text:span text:style-name="T97">view-model</text:span> or an <text:span text:style-name="T97">entity</text:span>. <text:span text:style-name="T225">Not allowed on </text:span><text:span text:style-name="T95">interfaces</text:span><text:span text:style-name="T225">.</text:span></text:p>
                  <text:p text:style-name="P109"><text:span text:style-name="T165">View-models may a</text:span><text:span text:style-name="T166">lternatively implement interface </text:span><text:span text:style-name="T158">ViewModel </text:span><text:span text:style-name="T6">and optionally </text:span><text:span text:style-name="T159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5472">
                <table:table-cell table:style-name="Table3.A18" office:value-type="string">
                  <text:p text:style-name="P33">@DomainObjectLayout</text:p>
                  <text:p text:style-name="P148"><text:span text:style-name="T32">t</text:span><text:span text:style-name="T27">ype</text:span></text:p>
                </table:table-cell>
                <table:table-cell table:style-name="Table3.B6" table:number-columns-spanned="5" office:value-type="string">
                  <text:p text:style-name="P83">Domain object layout customization. <text:span text:style-name="T139">When present, overriden by </text:span></text:p>
                  <text:p text:style-name="P84"><text:span text:style-name="T156">Xxx.layout[.layoutName].xml &gt; Xxx.layout.xml &gt; </text:span><text:span text:style-name="T154">Xxx.layout.fallback.xml</text:span><text:span text:style-name="T14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146"><text:span text:style-name="T27">@</text:span><text:span text:style-name="T30">Action</text:span></text:p>
                  <text:p text:style-name="P62"><text:span text:style-name="T87">m</text:span>ethod, <text:s/>mixin</text:p>
                </table:table-cell>
                <table:table-cell table:style-name="Table3.B9" table:number-columns-spanned="5" office:value-type="string">
                  <text:p text:style-name="P78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45"><text:span text:style-name="T107">Example</text:span><text:span text:style-name="T106">: </text:span><text:span text:style-name="T102">@</text:span><text:span text:style-name="T109">Action</text:span><text:span text:style-name="T60"> .. </text:span><text:span text:style-name="T109">placeOrder</text:span><text:span text:style-name="T120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5"><text:span text:style-name="T17">Action</text:span><text:span text:style-name="T19"> </text:span><text:span text:style-name="T20">support methods</text:span><text:span text:style-name="T130"> </text:span></text:p>
                </table:table-cell>
                <table:table-cell table:style-name="Table3.B9" table:number-columns-spanned="5" office:value-type="string">
                  <text:p text:style-name="P6"><text:span text:style-name="T36">String</text:span><text:span text:style-name="T196">[1]</text:span><text:span text:style-name="T36"> </text:span><text:span text:style-name="T13">named</text:span><text:span text:style-name="T3">PlaceOrder()</text:span><text:span text:style-name="T36"> <text:s text:c="16"/>String</text:span><text:span text:style-name="T196">[1]</text:span><text:span text:style-name="T36"> </text:span><text:span text:style-name="T14">described</text:span><text:span text:style-name="T3">PlaceOrder()</text:span></text:p>
                  <text:p text:style-name="P6"><text:span text:style-name="T36">boolean</text:span> <text:span text:style-name="T55">hide</text:span>PlaceOrder() <text:s/><text:span text:style-name="T203"><text:s text:c="19"/></text:span><text:span text:style-name="T36">String</text:span><text:span text:style-name="T196">[1]</text:span> <text:span text:style-name="T55">disable</text:span>PlaceOrder() <text:s text:c="10"/></text:p>
                  <text:p text:style-name="P141"><text:span text:style-name="T36">String</text:span><text:span text:style-name="T196">[1]</text:span> <text:span text:style-name="T55">validate</text:span>PlaceOrder(X x, Y y, Z z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144"><text:span text:style-name="T17">Action </text:span><text:span text:style-name="T18">Parameter</text:span><text:span text:style-name="T19"> </text:span><text:span text:style-name="T20">support methods</text:span></text:p>
                </table:table-cell>
                <table:table-cell table:style-name="Table3.B9" table:number-columns-spanned="5" office:value-type="string">
                  <text:p text:style-name="P142"><text:span text:style-name="T48">boolean</text:span><text:span text:style-name="T203"> </text:span><text:span text:style-name="T59">hide</text:span><text:span text:style-name="T203">{0|1|2}PlaceOrder(...) </text:span><text:span text:style-name="T152">0..3</text:span><text:span text:style-name="T151"> </text:span><text:span text:style-name="T149">arg</text:span><text:span text:style-name="T150">s</text:span></text:p>
                  <text:p text:style-name="P143"><text:span text:style-name="T36">String</text:span><text:span text:style-name="T196">[1]</text:span> <text:span text:style-name="T13">disable</text:span>{0|1|2}PlaceOrder(...) <text:span text:style-name="T152">0..3</text:span><text:span text:style-name="T151"> </text:span><text:span text:style-name="T146">arg</text:span><text:span text:style-name="T150">s</text:span></text:p>
                  <text:p text:style-name="P143"><text:span text:style-name="T36">X|Y|Z </text:span><text:span text:style-name="T13">default</text:span><text:span text:style-name="T3">{0|1|2}PlaceOrder(...) </text:span><text:span text:style-name="T152">0..3</text:span><text:span text:style-name="T151"> </text:span><text:span text:style-name="T146">arg</text:span><text:span text:style-name="T150">s</text:span></text:p>
                  <text:p text:style-name="P143"><text:span text:style-name="T36">Collection</text:span>&lt;X|Y|Z&gt; <text:span text:style-name="T55">autoComplete</text:span>{0|1|2}PlaceOrder(..., <text:span text:style-name="T152">0..3</text:span><text:span text:style-name="T151"> </text:span><text:span text:style-name="T146">arg</text:span><text:span text:style-name="T150">s</text:span></text:p>
                  <text:p text:style-name="P140"><text:s text:c="65"/>@MinLength(3) <text:span text:style-name="T45">String</text:span><text:span text:style-name="T161"> </text:span>search) <text:span text:style-name="T148">+1</text:span><text:span text:style-name="T146"> arg</text:span></text:p>
                  <text:p text:style-name="P143"><text:span text:style-name="T36">Collection</text:span><text:span text:style-name="T3">&lt;X|Y|Z&gt; </text:span><text:span text:style-name="T13">choices</text:span><text:span text:style-name="T3">{0|1|2}PlaceOrder(...) </text:span><text:span text:style-name="T152">0..3</text:span><text:span text:style-name="T151"> </text:span><text:span text:style-name="T146">arg</text:span><text:span text:style-name="T150">s</text:span></text:p>
                  <text:p text:style-name="P143"><text:span text:style-name="T36">String</text:span><text:span text:style-name="T196">[1]</text:span> <text:span text:style-name="T55">validate</text:span>{0|1|2}PlaceOrder(...) <text:span text:style-name="T153">0</text:span><text:span text:style-name="T152">..3 </text:span><text:span text:style-name="T146">arg</text:span><text:span text:style-name="T150">s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6624">
                <table:table-cell table:style-name="Table3.A10" office:value-type="string">
                  <text:p text:style-name="P22"><text:span text:style-name="T27"><text:s/>@</text:span><text:span text:style-name="T30">Action</text:span><text:span text:style-name="T27">Layout</text:span></text:p>
                  <text:p text:style-name="P62"><text:span text:style-name="T198">method</text:span>, mixin</text:p>
                </table:table-cell>
                <table:table-cell table:style-name="Table3.B10" table:number-columns-spanned="5" office:value-type="string">
                  <text:p text:style-name="P83"><text:span text:style-name="T70">Action</text:span> layout customization. <text:span text:style-name="T139">When present, overriden by </text:span></text:p>
                  <text:p text:style-name="P84"><text:span text:style-name="T156">Xxx.layout[.layoutName].xml &gt; Xxx.layout.xml &gt; </text:span><text:span text:style-name="T154">Xxx.layout.fallback.xml</text:span><text:span text:style-name="T14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6336">
                <table:table-cell table:style-name="Table3.A18" office:value-type="string">
                  <text:p text:style-name="P35">@Property</text:p>
                  <text:p text:style-name="P62">field, getter, mixin</text:p>
                </table:table-cell>
                <table:table-cell table:style-name="Table3.B11" table:number-columns-spanned="5" office:value-type="string">
                  <text:p text:style-name="P79">Indicates that a field or method <text:span text:style-name="T54">contributes a </text:span><text:span text:style-name="T92">P</text:span><text:span text:style-name="T93">roperty</text:span><text:span text:style-name="T54">. </text:span><text:span text:style-name="T210">I</text:span><text:span text:style-name="T54">f annotated with </text:span><text:span text:style-name="T211">@Title</text:span><text:span text:style-name="T54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11"><text:span text:style-name="T110">Example</text:span><text:span text:style-name="T106">: </text:span><text:span text:style-name="T102">@</text:span><text:span text:style-name="T105">Propert</text:span><text:span text:style-name="T103">y .. </text:span><text:span text:style-name="T104">Email </text:span><text:span text:style-name="T102">email</text:span><text:span text:style-name="T57">, </text:span><text:span text:style-name="T58">get</text:span><text:span text:style-name="T51">Email(), </text:span><text:span text:style-name="T58">set</text:span><text:span text:style-name="T51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4320">
                <table:table-cell table:style-name="Table3.A18" office:value-type="string">
                  <text:p text:style-name="P58"><text:span text:style-name="T167">Property</text:span><text:span text:style-name="T168"> </text:span><text:span text:style-name="T169">support methods</text:span></text:p>
                </table:table-cell>
                <table:table-cell table:style-name="Table3.B12" table:number-columns-spanned="5" office:value-type="string">
                  <text:p text:style-name="P5"><text:span text:style-name="T36">String</text:span><text:span text:style-name="T196">[1]</text:span> <text:span text:style-name="T55">named</text:span>Email() <text:s text:c="23"/><text:span text:style-name="T36">String</text:span><text:span text:style-name="T196">[1]</text:span> <text:span text:style-name="T61">described</text:span>Email()</text:p>
                  <text:p text:style-name="P6"><text:span text:style-name="T36">boolean</text:span> <text:span text:style-name="T55">hide</text:span>Email() <text:s text:c="27"/><text:span text:style-name="T36">String</text:span><text:span text:style-name="T196">[1]</text:span> <text:span text:style-name="T55">disable</text:span>Email()</text:p>
                  <text:p text:style-name="P7"><text:span text:style-name="T36">Email</text:span> <text:span text:style-name="T62">default</text:span>Email() <text:s text:c="10"/><text:span text:style-name="T36">Collection&lt;Email&gt;</text:span> <text:span text:style-name="T55">choices</text:span>Email()</text:p>
                  <text:p text:style-name="P7"><text:span text:style-name="T36">Collection&lt;Email&gt;</text:span> <text:span text:style-name="T55">autoComplete</text:span>Email(@MinLength(3) <text:span text:style-name="T45">String</text:span><text:span text:style-name="T161"> </text:span>search) <text:s text:c="2"/></text:p>
                  <text:p text:style-name="P6"><text:span text:style-name="T36">String</text:span><text:span text:style-name="T196">[1]</text:span> <text:span text:style-name="T55">validate</text:span>Email(<text:span text:style-name="T198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31808">
                <table:table-cell table:style-name="Table3.A18" office:value-type="string">
                  <text:p text:style-name="P22"><text:span text:style-name="T27">@</text:span><text:span text:style-name="T31">Property</text:span><text:span text:style-name="T27">Layout</text:span></text:p>
                  <text:p text:style-name="P62">field, getter, mixin</text:p>
                </table:table-cell>
                <table:table-cell table:style-name="Table3.B13" table:number-columns-spanned="5" office:value-type="string">
                  <text:p text:style-name="P83"><text:span text:style-name="T69">Property</text:span> layout customization. <text:span text:style-name="T139">When present, overriden by</text:span></text:p>
                  <text:p text:style-name="P84"><text:span text:style-name="T156">Xxx.layout[.layoutName].xml &gt; Xxx.layout.xml &gt; </text:span><text:span text:style-name="T154">Xxx.layout.fallback.xml</text:span><text:span text:style-name="T14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2016">
                <table:table-cell table:style-name="Table3.A18" office:value-type="string">
                  <text:p text:style-name="P22"><text:span text:style-name="T27">@</text:span><text:span text:style-name="T29">Collection</text:span></text:p>
                  <text:p text:style-name="P70">field, getter, mixin</text:p>
                </table:table-cell>
                <table:table-cell table:style-name="Table3.B14" table:number-columns-spanned="5" office:value-type="string">
                  <text:p text:style-name="P80">Indicates that a field or method <text:span text:style-name="T54">contributes a </text:span><text:span text:style-name="T92">C</text:span><text:span text:style-name="T69">ollection</text:span><text:span text:style-name="T64">, meaning a non-scalar property</text:span><text:span text:style-name="T54">. </text:span><text:span text:style-name="T85">Typically used with </text:span><text:span text:style-name="T86">@lombok.Getter @lombok.Setter</text:span></text:p>
                  <text:p text:style-name="P112"><text:span text:style-name="T204">Example</text:span><text:span text:style-name="T205">: </text:span><text:span text:style-name="T206">@</text:span><text:span text:style-name="T207">Collection ..</text:span><text:span text:style-name="T208"> </text:span><text:span text:style-name="T207">List&lt;Order&gt;</text:span><text:span text:style-name="T208"> </text:span><text:span text:style-name="T206">orders,</text:span><text:span text:style-name="T209"> </text:span><text:span text:style-name="T208">get</text:span><text:span text:style-name="T52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9792">
                <table:table-cell table:style-name="Table3.A18" office:value-type="string">
                  <text:p text:style-name="P57"><text:span text:style-name="T98">C</text:span><text:span text:style-name="T99">ollection</text:span><text:span text:style-name="T108"> </text:span><text:span text:style-name="T102">support methods</text:span></text:p>
                </table:table-cell>
                <table:table-cell table:style-name="Table3.B15" table:number-columns-spanned="5" office:value-type="string">
                  <text:p text:style-name="P4"><text:span text:style-name="T36">String</text:span><text:span text:style-name="T196">[1]</text:span> <text:span text:style-name="T55">named</text:span>Orders() <text:s text:c="11"/><text:span text:style-name="T36">String</text:span><text:span text:style-name="T196">[1]</text:span> <text:span text:style-name="T55">described</text:span>Orders()</text:p>
                  <text:p text:style-name="P6"><text:span text:style-name="T36">boolean</text:span> <text:span text:style-name="T55">hide</text:span>Orders() <text:s text:c="2"/><text:span text:style-name="T203"><text:s text:c="13"/></text:span><text:span text:style-name="T36">String</text:span><text:span text:style-name="T196">[1]</text:span> <text:span text:style-name="T55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24896">
                <table:table-cell table:style-name="Table3.A18" office:value-type="string">
                  <text:p text:style-name="P22"><text:span text:style-name="T27">@</text:span><text:span text:style-name="T29">Collection</text:span><text:span text:style-name="T27">Layout</text:span></text:p>
                  <text:p text:style-name="P62">field, getter, mixin</text:p>
                </table:table-cell>
                <table:table-cell table:style-name="Table3.B16" table:number-columns-spanned="5" office:value-type="string">
                  <text:p text:style-name="P86"><text:span text:style-name="T69">Collection</text:span> layout customization. <text:span text:style-name="T139">When present, overriden by</text:span></text:p>
                  <text:p text:style-name="P84"><text:span text:style-name="T156">Xxx.layout[.layoutName].xml &gt; Xxx.layout.xml &gt; </text:span><text:span text:style-name="T154">Xxx.layout.fallback.xml</text:span><text:span text:style-name="T14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32384">
                <table:table-cell table:style-name="Table3.A18" office:value-type="string">
                  <text:p text:style-name="P34">@Parameter</text:p>
                  <text:p text:style-name="P26"><text:span text:style-name="T131">p</text:span><text:span text:style-name="T132">arameter</text:span></text:p>
                </table:table-cell>
                <table:table-cell table:style-name="Table3.B17" office:value-type="string">
                  <text:p text:style-name="P87">Action parameter constraint and behavior <text:span text:style-name="T53">customization.</text:span></text:p>
                </table:table-cell>
                <table:table-cell table:style-name="Table3.C17" table:number-columns-spanned="2" office:value-type="string">
                  <text:p text:style-name="P24"><text:span text:style-name="T27">@</text:span><text:span text:style-name="T31">MinLength</text:span></text:p>
                  <text:p text:style-name="P64"><text:span text:style-name="T89">p</text:span>arameter</text:p>
                </table:table-cell>
                <table:covered-table-cell/>
                <table:table-cell table:style-name="Table3.E17" table:number-columns-spanned="2" office:value-type="string">
                  <text:p text:style-name="P91">Search parameter’<text:span text:style-name="T202">s</text:span> mini<text:span text:style-name="T202">m</text:span>um required character count.</text:p>
                </table:table-cell>
                <table:covered-table-cell/>
              </table:table-row>
              <table:table-row table:style-name="TableLine2399458432960">
                <table:table-cell table:style-name="Table3.A18" office:value-type="string">
                  <text:p text:style-name="P147">@ParameterLayout</text:p>
                  <text:p text:style-name="P62"><text:span text:style-name="T89">p</text:span>arameter</text:p>
                </table:table-cell>
                <table:table-cell table:style-name="Table3.B18" table:number-columns-spanned="5" office:value-type="string">
                  <text:p text:style-name="P87">Action parameter <text:span text:style-name="T63">layout</text:span> <text:span text:style-name="T53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399458434112">
                <table:table-cell table:style-name="Table3.A19" office:value-type="string">
                  <text:p text:style-name="P88">@<text:span text:style-name="T76">Object</text:span>Support</text:p>
                  <text:p text:style-name="P68">method</text:p>
                </table:table-cell>
                <table:table-cell table:style-name="Table3.B19" table:number-columns-spanned="2" office:value-type="string">
                  <text:p text:style-name="P77">Indicates that a method <text:span text:style-name="T89">supports </text:span><text:span text:style-name="T76">its</text:span><text:span text:style-name="T89"> </text:span><text:span text:style-name="T71">Object</text:span><text:span text:style-name="T89">. </text:span><text:span text:style-name="T200">N</text:span><text:span text:style-name="T77">ot allowed on </text:span><text:span text:style-name="T72">Mixins.</text:span></text:p>
                </table:table-cell>
                <table:covered-table-cell/>
                <table:table-cell table:style-name="Table3.D19" table:number-columns-spanned="2" office:value-type="string">
                  <text:p text:style-name="P90">@<text:span text:style-name="T76">Object</text:span><text:span text:style-name="T78">Lifecycle</text:span></text:p>
                  <text:p text:style-name="P73">method</text:p>
                </table:table-cell>
                <table:covered-table-cell/>
                <table:table-cell table:style-name="Table3.F19" office:value-type="string">
                  <text:p text:style-name="P92">Object lifecycle callback method. <text:span text:style-name="T224">(no-arg, void)</text:span></text:p>
                </table:table-cell>
              </table:table-row>
              <table:table-row table:style-name="TableLine2399458435552">
                <table:table-cell table:style-name="Table3.A20" office:value-type="string">
                  <text:p text:style-name="P89">@MemberSupport</text:p>
                  <text:p text:style-name="P69">method</text:p>
                </table:table-cell>
                <table:table-cell table:style-name="Table3.B20" table:number-columns-spanned="5" office:value-type="string">
                  <text:p text:style-name="P77">Indicates that a method <text:span text:style-name="T89">supports an </text:span><text:span text:style-name="T91">Action</text:span><text:span text:style-name="T89">, </text:span><text:span text:style-name="T91">Property</text:span><text:span text:style-name="T89"> or </text:span><text:span text:style-name="T91">Collection</text:span><text:span text:style-name="T89">. </text:span><text:span text:style-name="T200">Usable with</text:span><text:span text:style-name="T77"> </text:span><text:span text:style-name="T72">Objects</text:span><text:span text:style-name="T77"> and </text:span><text:span text:style-name="T72">Mixins</text:span><text:span text:style-name="T77">. Also allowed on the </text:span><text:span text:style-name="T72">Mixin’s</text:span><text:span text:style-name="T77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399458420864">
                  <table:table-cell table:style-name="Table4.A1" table:number-columns-spanned="2" office:value-type="string">
                    <text:p text:style-name="P59">… <text:span text:style-name="T190">a</text:span>nnotations continued</text:p>
                  </table:table-cell>
                  <table:covered-table-cell/>
                </table:table-row>
              </table:table-header-rows>
              <table:table-row table:style-name="TableLine2399458422592">
                <table:table-cell table:style-name="Table4.A2" office:value-type="string">
                  <text:p text:style-name="P23"><text:span text:style-name="T27">@Domain.</text:span><text:span text:style-name="T28">Include</text:span></text:p>
                  <text:p text:style-name="P63"><text:span text:style-name="T53">field, </text:span>method</text:p>
                </table:table-cell>
                <table:table-cell table:style-name="Table4.B2" office:value-type="string">
                  <text:p text:style-name="P75">Indicates that a field or method must contribute to the metamodel.</text:p>
                </table:table-cell>
              </table:table-row>
              <table:table-row table:style-name="TableLine2399458423744">
                <table:table-cell table:style-name="Table4.A2" office:value-type="string">
                  <text:p text:style-name="P21"><text:span text:style-name="T27">@Domain.</text:span><text:span text:style-name="T28">Exclude</text:span></text:p>
                  <text:p text:style-name="P40">@Programmatic</text:p>
                  <text:p text:style-name="P62"><text:span text:style-name="T53">field, method, </text:span>type</text:p>
                </table:table-cell>
                <table:table-cell table:style-name="Table4.B2" office:value-type="string">
                  <text:p text:style-name="P81">Indicates that a field, <text:span text:style-name="T194">method</text:span> or <text:span text:style-name="T75">type</text:span> must <text:span text:style-name="T56">not</text:span><text:span text:style-name="T54"> </text:span>contribute to the metamodel.</text:p>
                </table:table-cell>
              </table:table-row>
              <table:table-row table:style-name="TableLine2399458561040">
                <table:table-cell table:style-name="Table4.A2" office:value-type="string">
                  <text:p text:style-name="P25"><text:span text:style-name="T27">@</text:span><text:span text:style-name="T33">LogicalTypeName</text:span></text:p>
                  <text:p text:style-name="P65">type</text:p>
                </table:table-cell>
                <table:table-cell table:style-name="Table4.B2" office:value-type="string">
                  <text:p text:style-name="P94">experimental <text:span text:style-name="T188">[2.0.0-M</text:span><text:span text:style-name="T187">7</text:span><text:span text:style-name="T188">]</text:span></text:p>
                  <text:p text:style-name="P3">Assigns a logical type name to an <text:span text:style-name="T90">interface</text:span>.</text:p>
                </table:table-cell>
              </table:table-row>
              <table:table-row table:style-name="TableLine2399458556432">
                <table:table-cell table:style-name="Table4.B2" table:number-columns-spanned="2" office:value-type="string">
                  <text:p text:style-name="P93"><text:span text:style-name="T81">@Value, @ValueSemantics </text:span><text:span text:style-name="T37">... </text:span><text:span text:style-name="T36">see </text:span><text:span text:style-name="T49">ValueTypes</text:span></text:p>
                </table:table-cell>
                <table:covered-table-cell/>
              </table:table-row>
            </table:table>
            <text:h text:style-name="P133" text:outline-level="2">Services <text:span text:style-name="T116">(</text:span><text:span text:style-name="T139">most </text:span><text:span text:style-name="T119">common</text:span><text:span text:style-name="T116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6">RepositoryService</text:p>
                </table:table-cell>
                <table:table-cell table:style-name="Table5.B1" office:value-type="string">
                  <text:p text:style-name="P108">access to persistence layer</text:p>
                </table:table-cell>
              </table:table-row>
              <table:table-row table:style-name="TableLine2399458552688">
                <table:table-cell table:style-name="Table5.A9" office:value-type="string">
                  <text:p text:style-name="P39">MessageService</text:p>
                </table:table-cell>
                <table:table-cell table:style-name="Table5.B9" office:value-type="string">
                  <text:p text:style-name="P108">UI notifications</text:p>
                </table:table-cell>
              </table:table-row>
              <table:table-row table:style-name="TableLine2399458557584">
                <table:table-cell table:style-name="Table5.A9" office:value-type="string">
                  <text:p text:style-name="P39">FactoryService</text:p>
                </table:table-cell>
                <table:table-cell table:style-name="Table5.B9" office:value-type="string">
                  <text:p text:style-name="P108">object construction</text:p>
                </table:table-cell>
              </table:table-row>
              <table:table-row table:style-name="TableLine2399458550384">
                <table:table-cell table:style-name="Table5.A9" office:value-type="string">
                  <text:p text:style-name="P39">ClockService</text:p>
                </table:table-cell>
                <table:table-cell table:style-name="Table5.B9" office:value-type="string">
                  <text:p text:style-name="P108">provides virtual clock</text:p>
                </table:table-cell>
              </table:table-row>
              <table:table-row table:style-name="TableLine2399458557872">
                <table:table-cell table:style-name="Table5.A9" office:value-type="string">
                  <text:p text:style-name="P39">WrapperFactory</text:p>
                </table:table-cell>
                <table:table-cell table:style-name="Table5.B9" office:value-type="string">
                  <text:p text:style-name="P108">enforce domain rules on domain objects</text:p>
                </table:table-cell>
              </table:table-row>
              <table:table-row table:style-name="TableLine2399458559312">
                <table:table-cell table:style-name="Table5.A9" office:value-type="string">
                  <text:p text:style-name="P39">EventBusService</text:p>
                </table:table-cell>
                <table:table-cell table:style-name="Table5.B9" office:value-type="string">
                  <text:p text:style-name="P108">emit custom events</text:p>
                </table:table-cell>
              </table:table-row>
              <table:table-row table:style-name="TableLine2399458558448">
                <table:table-cell table:style-name="Table5.A9" office:value-type="string">
                  <text:p text:style-name="P39">BookmarkService</text:p>
                </table:table-cell>
                <table:table-cell table:style-name="Table5.B9" office:value-type="string">
                  <text:p text:style-name="P108">bookmark = object identity</text:p>
                </table:table-cell>
              </table:table-row>
              <table:table-row table:style-name="TableLine2399458560176">
                <table:table-cell table:style-name="Table5.A9" office:value-type="string">
                  <text:p text:style-name="P39">InteractionService</text:p>
                </table:table-cell>
                <table:table-cell table:style-name="Table5.B9" office:value-type="string">
                  <text:p text:style-name="P108"><text:span text:style-name="T90">Action</text:span> execution and <text:span text:style-name="T90">Property</text:span> modification</text:p>
                </table:table-cell>
              </table:table-row>
              <table:table-row table:style-name="TableLine2399458552400">
                <table:table-cell table:style-name="Table5.A9" office:value-type="string">
                  <text:p text:style-name="P39">TransactionService</text:p>
                </table:table-cell>
                <table:table-cell table:style-name="Table5.B9" office:value-type="string">
                  <text:p text:style-name="P108">request transactions</text:p>
                </table:table-cell>
              </table:table-row>
              <table:table-row table:style-name="TableLine2399458559888">
                <table:table-cell table:style-name="Table5.A10" office:value-type="string">
                  <text:p text:style-name="P39">MetaModelService</text:p>
                </table:table-cell>
                <table:table-cell table:style-name="Table5.B10" office:value-type="string">
                  <text:p text:style-name="P108">export domain model</text:p>
                </table:table-cell>
              </table:table-row>
            </table:table>
            <text:h text:style-name="P138" text:outline-level="2"><text:span text:style-name="T141">Object</text:span> <text:span text:style-name="T121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3"><text:span text:style-name="T201">Object</text:span> Support <text:span text:style-name="T213">us</text:span><text:span text:style-name="T214">ed with</text:span><text:span text:style-name="T213"> </text:span><text:span text:style-name="T215">@</text:span><text:span text:style-name="T216">Object</text:span><text:span text:style-name="T217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8"><text:span text:style-name="T46">String</text:span><text:span text:style-name="T195">[1]</text:span><text:span text:style-name="T46"> </text:span><text:span text:style-name="T5">title()</text:span></text:p>
                </table:table-cell>
                <table:table-cell table:style-name="Table7.B2" office:value-type="string">
                  <text:p text:style-name="P104">imperative title literal</text:p>
                </table:table-cell>
              </table:table-row>
              <table:table-row table:style-name="TableLine2399458559024">
                <table:table-cell table:style-name="Table7.A9" office:value-type="string">
                  <text:p text:style-name="P42"><text:span text:style-name="T46">String </text:span><text:span text:style-name="T163">iconName()</text:span></text:p>
                </table:table-cell>
                <table:table-cell table:style-name="Table7.B3" office:value-type="string">
                  <text:p text:style-name="P104">icon file suffix <text:span text:style-name="T191">(UI)</text:span></text:p>
                </table:table-cell>
              </table:table-row>
              <table:table-row table:style-name="TableLine2399458548944">
                <table:table-cell table:style-name="Table7.A9" office:value-type="string">
                  <text:p text:style-name="P42"><text:span text:style-name="T36">String </text:span>cssClass()</text:p>
                </table:table-cell>
                <table:table-cell table:style-name="Table7.B9" office:value-type="string">
                  <text:p text:style-name="P104">additional <text:span text:style-name="T199">CSS</text:span> class <text:span text:style-name="T191">(UI)</text:span></text:p>
                </table:table-cell>
              </table:table-row>
              <table:table-row table:style-name="TableLine2399458562480">
                <table:table-cell table:style-name="Table7.A9" office:value-type="string">
                  <text:p text:style-name="P48"><text:span text:style-name="T36">String </text:span>layout()</text:p>
                </table:table-cell>
                <table:table-cell table:style-name="Table7.B9" office:value-type="string">
                  <text:p text:style-name="P104">layout file suffix <text:span text:style-name="T191">(grid layout)</text:span></text:p>
                </table:table-cell>
              </table:table-row>
              <table:table-row table:style-name="TableLine2399458560464">
                <table:table-cell table:style-name="Table7.A9" office:value-type="string">
                  <text:p text:style-name="P37"><text:span text:style-name="T36">boolean</text:span><text:span text:style-name="T46"> </text:span><text:span text:style-name="T5">hidden()</text:span></text:p>
                </table:table-cell>
                <table:table-cell table:style-name="Table7.B9" office:value-type="string">
                  <text:p text:style-name="P104">hide all members</text:p>
                </table:table-cell>
              </table:table-row>
              <table:table-row table:style-name="TableLine2399458562768">
                <table:table-cell table:style-name="Table7.A9" office:value-type="string">
                  <text:p text:style-name="P41"><text:span text:style-name="T46">String</text:span><text:span text:style-name="T195">[1]</text:span><text:span text:style-name="T46"> </text:span><text:span text:style-name="T5">disabled</text:span><text:span text:style-name="T163">()</text:span></text:p>
                </table:table-cell>
                <table:table-cell table:style-name="Table7.B9" office:value-type="string">
                  <text:p text:style-name="P104">disable all members</text:p>
                </table:table-cell>
              </table:table-row>
              <table:table-row table:style-name="TableLine2399458560752">
                <table:table-cell table:style-name="Table7.A8" table:number-columns-spanned="2" office:value-type="string">
                  <text:p text:style-name="P52">Lifecycle Callback <text:span text:style-name="T220">us</text:span><text:span text:style-name="T221">ed with</text:span><text:span text:style-name="T220"> </text:span><text:span text:style-name="T222">@</text:span><text:span text:style-name="T218">Object</text:span><text:span text:style-name="T219">Lifecycle</text:span></text:p>
                </table:table-cell>
                <table:covered-table-cell/>
              </table:table-row>
              <table:table-row table:style-name="TableLine2399458561328">
                <table:table-cell table:style-name="Table7.A9" office:value-type="string">
                  <text:p text:style-name="P46"><text:span text:style-name="T39">void</text:span><text:span text:style-name="T118"> </text:span>created<text:span text:style-name="T118">()</text:span></text:p>
                </table:table-cell>
                <table:table-cell table:style-name="Table7.B9" office:value-type="string">
                  <text:p text:style-name="P103">emitted by <text:span text:style-name="T84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50"><text:span text:style-name="T39">void</text:span><text:span text:style-name="T118"> </text:span>loaded<text:span text:style-name="T118">()</text:span></text:p>
                  <text:p text:style-name="P50"><text:span text:style-name="T39">void</text:span><text:span text:style-name="T118"> </text:span>persisting<text:span text:style-name="T118">()</text:span></text:p>
                  <text:p text:style-name="P51"><text:span text:style-name="T39">void</text:span><text:span text:style-name="T118"> </text:span>persisted<text:span text:style-name="T118">()</text:span></text:p>
                  <text:p text:style-name="P115"><text:span text:style-name="T38">void</text:span><text:span text:style-name="T83"> </text:span><text:span text:style-name="T82">updating</text:span><text:span text:style-name="T83">()</text:span></text:p>
                  <text:p text:style-name="P49"><text:span text:style-name="T39">void</text:span><text:span text:style-name="T118"> </text:span>updated<text:span text:style-name="T118">()</text:span></text:p>
                  <text:p text:style-name="P49"><text:span text:style-name="T39">void</text:span><text:span text:style-name="T118"> </text:span>removing<text:span text:style-name="T118">()</text:span></text:p>
                </table:table-cell>
                <table:table-cell table:style-name="Table7.B10" office:value-type="string">
                  <text:p text:style-name="P103">emitted by persistence layer integration <text:span text:style-name="T192">(JDO/JPA)</text:span></text:p>
                  <text:p text:style-name="P103"/>
                  <text:p text:style-name="P107">supported synonyms:</text:p>
                  <text:p text:style-name="P105"><text:span text:style-name="T223">saving()</text:span> <text:span text:style-name="T223">= persisting()</text:span></text:p>
                  <text:p text:style-name="P106"><text:span text:style-name="T223">saved()</text:span> <text:span text:style-name="T223">= <text:s/>persisted()</text:span></text:p>
                  <text:p text:style-name="P106">deleting<text:span text:style-name="T223">()</text:span> <text:span text:style-name="T223">= </text:span>removing<text:span text:style-name="T223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7">[1] All member-support methods (and some object methods) that return <text:span text:style-name="T157">String</text:span> can optionally return <text:span text:style-name="T157">TranslatableString</text:span>.</text:p>
                </table:table-cell>
              </table:table-row>
            </table:table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34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0">Number Types</text:p>
                </table:table-cell>
                <table:table-cell table:style-name="Table6.B1" office:value-type="string">
                  <text:p text:style-name="P100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30">Boolean Types</text:p>
                </table:table-cell>
                <table:table-cell table:style-name="Table6.B2" office:value-type="string">
                  <text:p text:style-name="P100">boolean, Boolean</text:p>
                </table:table-cell>
              </table:table-row>
              <table:table-row table:style-name="TableLine2399458551248">
                <table:table-cell table:style-name="Table6.A7" office:value-type="string">
                  <text:p text:style-name="P31">Text Types</text:p>
                </table:table-cell>
                <table:table-cell table:style-name="Table6.B3" office:value-type="string">
                  <text:p text:style-name="P101">char, Char<text:span text:style-name="T138">acter</text:span>, String, <text:span text:style-name="T126">Password</text:span></text:p>
                </table:table-cell>
              </table:table-row>
              <table:table-row table:style-name="TableLine2399458695472">
                <table:table-cell table:style-name="Table6.A7" office:value-type="string">
                  <text:p text:style-name="P32">Markup Types</text:p>
                </table:table-cell>
                <table:table-cell table:style-name="Table6.B4" office:value-type="string">
                  <text:p text:style-name="P102">Mark<text:span text:style-name="T133">up, </text:span>AsciiDoc, Markdown</text:p>
                </table:table-cell>
              </table:table-row>
              <table:table-row table:style-name="TableLine2399458689712">
                <table:table-cell table:style-name="Table6.A7" office:value-type="string">
                  <text:p text:style-name="P31">Temportal Types</text:p>
                  <text:p text:style-name="P43"/>
                </table:table-cell>
                <table:table-cell table:style-name="Table6.B5" office:value-type="string">
                  <text:p text:style-name="P20">java.util.Date, java.sql.{Date|<text:span text:style-name="T227">Time|</text:span>Timestamp},</text:p>
                  <text:p text:style-name="P18"><text:span text:style-name="T122">java.time.*, J</text:span><text:span text:style-name="T124">oda Time (</text:span><text:span text:style-name="T125">via </text:span><text:span text:style-name="T123">extension module</text:span><text:span text:style-name="T124">)</text:span></text:p>
                </table:table-cell>
              </table:table-row>
              <table:table-row table:style-name="TableLine2399458684240">
                <table:table-cell table:style-name="Table6.A7" office:value-type="string">
                  <text:p text:style-name="P31">Enum Types</text:p>
                </table:table-cell>
                <table:table-cell table:style-name="Table6.B6" office:value-type="string">
                  <text:p text:style-name="P14">any</text:p>
                </table:table-cell>
              </table:table-row>
              <table:table-row table:style-name="TableLine2399458695760">
                <table:table-cell table:style-name="Table6.A7" office:value-type="string">
                  <text:p text:style-name="P32">Collection Types</text:p>
                </table:table-cell>
                <table:table-cell table:style-name="Table6.B7" office:value-type="string">
                  <text:p text:style-name="P15">Collection&lt;T&gt;, List&lt;T&gt;, Set&lt;T&gt;, Can&lt;T&gt;, <text:span text:style-name="T197">T[]</text:span></text:p>
                </table:table-cell>
              </table:table-row>
              <table:table-row table:style-name="TableLine2399458692880">
                <table:table-cell table:style-name="Table6.A8" office:value-type="string">
                  <text:p text:style-name="P31">Additional Types</text:p>
                </table:table-cell>
                <table:table-cell table:style-name="Table6.B8" office:value-type="string">
                  <text:p text:style-name="P16"><text:span text:style-name="T126">BufferedImage, Blob, Clob, </text:span>UUID, <text:span text:style-name="T126">Url, LocalResourcePath, <text:s/></text:span><text:span text:style-name="T164">SSE </text:span><text:span text:style-name="T47">(ServerSentEvents)</text:span></text:p>
                </table:table-cell>
              </table:table-row>
              <table:table-row table:style-name="TableLine2399458688560">
                <table:table-cell table:style-name="Table6.A9" table:number-columns-spanned="2" office:value-type="string">
                  <text:p text:style-name="P54"><text:span text:style-name="T74">Annotations</text:span> <text:span text:style-name="T80">(</text:span><text:span text:style-name="T73">org.apache.isis.applib.annotation</text:span><text:span text:style-name="T79">s</text:span><text:span text:style-name="T80">)</text:span></text:p>
                </table:table-cell>
                <table:covered-table-cell/>
              </table:table-row>
              <table:table-row table:style-name="TableLine2399458694032">
                <table:table-cell table:style-name="Table6.A10" office:value-type="string">
                  <text:p text:style-name="P27"><text:span text:style-name="T27">@</text:span><text:span text:style-name="T34">Value</text:span></text:p>
                  <text:p text:style-name="P66"><text:span text:style-name="T226">t</text:span>ype</text:p>
                </table:table-cell>
                <table:table-cell table:style-name="Table6.B10" office:value-type="string">
                  <text:p text:style-name="P19">Indicates a <text:span text:style-name="T227">concrete </text:span>class that has<text:span text:style-name="T227"> immutable state </text:span><text:span text:style-name="T228">and no </text:span><text:span text:style-name="T90">identity</text:span><text:span text:style-name="T225">. </text:span><text:span text:style-name="T227">A </text:span><text:span text:style-name="T96">value-type</text:span><text:span text:style-name="T227">.</text:span></text:p>
                </table:table-cell>
              </table:table-row>
              <table:table-row table:style-name="TableLine2399458687696">
                <table:table-cell table:style-name="Table6.A11" office:value-type="string">
                  <text:p text:style-name="P28"><text:span text:style-name="T27">@</text:span><text:span text:style-name="T34">Value</text:span><text:span text:style-name="T35">Semantics</text:span></text:p>
                  <text:p text:style-name="P67">field, getter, mixin, <text:span text:style-name="T229">parameter</text:span></text:p>
                  <text:p text:style-name="P71"><text:span text:style-name="T189">since </text:span><text:span text:style-name="T188">[2.0.0-M</text:span><text:span text:style-name="T187">7</text:span><text:span text:style-name="T188">]</text:span></text:p>
                </table:table-cell>
                <table:table-cell table:style-name="Table6.B11" office:value-type="string">
                  <text:p text:style-name="P120"><text:span text:style-name="Source_20_Text"><text:span text:style-name="T127">class</text:span></text:span> Order {</text:p>
                  <text:p text:style-name="P120"/>
                  <text:p text:style-name="P11"><text:span text:style-name="Source_20_Text"><text:span text:style-name="T40"><text:s text:c="4"/>// </text:span></text:span><text:span text:style-name="Source_20_Text"><text:span text:style-name="T43">custom ValueSemanticsProvider, </text:span></text:span></text:p>
                  <text:p text:style-name="P12"><text:span text:style-name="Source_20_Text"><text:span text:style-name="T43"><text:s text:c="4"/>// selected by bean qualifier ‘</text:span></text:span><text:span text:style-name="Source_20_Text"><text:span text:style-name="T50">special-asciidoc’</text:span></text:span></text:p>
                  <text:p text:style-name="P120"><text:s text:c="4"/><text:span text:style-name="Source_20_Text"><text:span text:style-name="T134">@Value</text:span></text:span><text:span text:style-name="Source_20_Text"><text:span text:style-name="T137">Semantics</text:span></text:span>(</text:p>
                  <text:p text:style-name="P119"><text:s text:c="12"/>provider = "special-asciidoc")</text:p>
                  <text:p text:style-name="P121"><text:span text:style-name="Source_20_Text"><text:span text:style-name="T127"><text:s text:c="4"/>public</text:span></text:span> AsciiDoc getDescription() { ... }</text:p>
                  <text:p text:style-name="P119"/>
                  <text:p text:style-name="P121"><text:s text:c="4"/><text:span text:style-name="T36">// custom localized temporal format modifiers</text:span></text:p>
                  <text:p text:style-name="P121"><text:span text:style-name="Source_20_Text"><text:span text:style-name="T134"><text:s text:c="4"/>@Value</text:span></text:span><text:span text:style-name="Source_20_Text"><text:span text:style-name="T137">Semantics</text:span></text:span>(</text:p>
                  <text:p text:style-name="P119"><text:s text:c="12"/>dateFormatStyle = <text:span text:style-name="T231">FormatStyle</text:span>.<text:span text:style-name="T234">FULL</text:span>,</text:p>
                  <text:p text:style-name="P122"><text:s text:c="12"/>timeFormatStyle = <text:span text:style-name="T231">FormatStyle</text:span>.<text:span text:style-name="T234">SHORT</text:span>,</text:p>
                  <text:p text:style-name="P110"><text:span text:style-name="T21"><text:s text:c="12"/>timePrecision </text:span><text:span text:style-name="T22">= </text:span><text:span text:style-name="T232">TimePrecision</text:span><text:span text:style-name="T23">.</text:span><text:span text:style-name="T233">MINUTE</text:span><text:span text:style-name="T212">)</text:span></text:p>
                  <text:p text:style-name="P121"><text:s text:c="4"/><text:span text:style-name="Source_20_Text"><text:span text:style-name="T127">public</text:span></text:span> LocalDateTime getDateTime() { ... }</text:p>
                  <text:p text:style-name="P119"><text:tab/></text:p>
                  <text:p text:style-name="P121"><text:span text:style-name="Source_20_Text"><text:span text:style-name="T127"><text:s text:c="4"/></text:span></text:span><text:span text:style-name="T36">// custom decimal digit constraints</text:span></text:p>
                  <text:p text:style-name="P121"><text:span text:style-name="Source_20_Text"><text:span text:style-name="T134"><text:s text:c="4"/>@Value</text:span></text:span><text:span text:style-name="Source_20_Text"><text:span text:style-name="T137">Semantics</text:span></text:span>(</text:p>
                  <text:p text:style-name="P119"><text:s text:c="12"/>maxTotalDigits = <text:span text:style-name="T235">19</text:span>,</text:p>
                  <text:p text:style-name="P119"><text:s text:c="12"/>maxFractionalDigits = <text:span text:style-name="T235">5</text:span>)</text:p>
                  <text:p text:style-name="P121"><text:span text:style-name="Source_20_Text"><text:span text:style-name="T127"><text:s text:c="4"/>public</text:span></text:span> BigDecimal getCost() { ... }</text:p>
                  <text:p text:style-name="P119"><text:tab/></text:p>
                  <text:p text:style-name="P119">}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399458692304">
                <table:table-cell table:style-name="Table11.A1" office:value-type="string">
                  <text:p text:style-name="P45">RecoverableException</text:p>
                </table:table-cell>
                <table:table-cell table:style-name="Table11.B1" office:value-type="string">
                  <text:p text:style-name="P17">anticipated error that results in a<text:span text:style-name="T193">n</text:span> UI notification popup</text:p>
                </table:table-cell>
              </table:table-row>
              <table:table-row table:style-name="TableLine2399458687984">
                <table:table-cell table:style-name="Table11.A2" office:value-type="string">
                  <text:p text:style-name="P45">NonRecoverableExeption</text:p>
                </table:table-cell>
                <table:table-cell table:style-name="Table11.B2" office:value-type="string">
                  <text:p text:style-name="P56">error that results in an error page showing the stacktrace</text:p>
                </table:table-cell>
              </table:table-row>
            </table:table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h text:style-name="P139" text:outline-level="2"><text:soft-page-break/><text:span text:style-name="T145">New </text:span><text:span text:style-name="T140">Programming Style: </text:span><text:span text:style-name="T142">Parameter</text:span><text:span text:style-name="T144">s as</text:span><text:span text:style-name="T142"> </text:span><text:span text:style-name="T144">Typed </text:span><text:span text:style-name="T143">Tuple</text:span> <text:span text:style-name="T188">[2.0.0-M6]</text:span></text:h>
            <text:p text:style-name="P118"><text:span text:style-name="T176">Action parameters can now be </text:span><text:span text:style-name="T178">collected</text:span><text:span text:style-name="T176"> </text:span><text:span text:style-name="T178">into</text:span><text:span text:style-name="T176"> an immutable value type say</text:span><text:span text:style-name="T179"> </text:span><text:span text:style-name="T172">Parameters</text:span><text:span text:style-name="T180">, </text:span><text:span text:style-name="T179">a </text:span><text:span text:style-name="T181">typed </text:span><text:span text:style-name="T180">t</text:span><text:span text:style-name="T181">uple. </text:span><text:span text:style-name="T179">The name is arbitrary. </text:span><text:span text:style-name="T186">Future releases might support Java records. </text:span><text:span text:style-name="T182">Instances of the </text:span><text:span text:style-name="T172">Parameters</text:span><text:span text:style-name="T182"> type are passed to the various action</text:span><text:span text:style-name="T179">-support methods, </text:span><text:span text:style-name="T182">which need to be single-arg, </text:span><text:span text:style-name="T183">except </text:span><text:span text:style-name="T182">for </text:span><text:span text:style-name="Source_20_Text"><text:span text:style-name="T171">autoComplete</text:span></text:span><text:span text:style-name="Source_20_Text"><text:span text:style-name="T179">, </text:span></text:span><text:span text:style-name="Source_20_Text"><text:span text:style-name="T183">which is required to be </text:span></text:span><text:span text:style-name="Source_20_Text"><text:span text:style-name="T182">bi-arg.</text:span></text:span></text:p>
            <text:p text:style-name="P118"><text:span text:style-name="T175">For regular objects, </text:span><text:span text:style-name="T176">action</text:span><text:span text:style-name="T175">-support methods must reference parameters by index (0, 1, 2, …). </text:span><text:span text:style-name="T177">However,</text:span><text:span text:style-name="T175"> </text:span><text:span text:style-name="T174">wit</text:span><text:span text:style-name="T175">h </text:span><text:span text:style-name="T185">Mixins</text:span><text:span text:style-name="T175"> it is allowed to reference parameters</text:span><text:span text:style-name="T173"> by name. </text:span></text:p>
            <text:p text:style-name="P129"><text:span text:style-name="T173">Example: </text:span><text:span text:style-name="T184">Action Mixin</text:span><text:span text:style-name="T173">, with </text:span><text:span text:style-name="T176">nested class</text:span><text:span text:style-name="T173"> </text:span><text:span text:style-name="T172">Parameters</text:span><text:span text:style-name="T180">, </text:span><text:span text:style-name="T182">using parameter references by name.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16"><text:span text:style-name="Source_20_Text"><text:span text:style-name="T135">@Action</text:span></text:span></text:p>
                  <text:p text:style-name="P116"><text:span text:style-name="Source_20_Text"><text:span text:style-name="T135">@RequiredArgsConstructor</text:span></text:span></text:p>
                  <text:p text:style-name="P116"><text:span text:style-name="Source_20_Text"><text:span text:style-name="T128">public</text:span></text:span><text:span text:style-name="T113"> </text:span><text:span text:style-name="Source_20_Text"><text:span text:style-name="T129">class</text:span></text:span><text:span text:style-name="T113"> </text:span><text:span text:style-name="Source_20_Text"><text:span text:style-name="T113">Customer_placeOrder {</text:span></text:span></text:p>
                  <text:p text:style-name="P8"/>
                  <text:p text:style-name="P116"><text:span text:style-name="Source_20_Text"><text:span text:style-name="T113"><text:s text:c="4"/></text:span></text:span><text:span text:style-name="Source_20_Text"><text:span text:style-name="T129">private</text:span></text:span><text:span text:style-name="T113"> </text:span><text:span text:style-name="Source_20_Text"><text:span text:style-name="T129">final</text:span></text:span><text:span text:style-name="T113"> </text:span><text:span text:style-name="Source_20_Text"><text:span text:style-name="T113">Customer target; </text:span></text:span></text:p>
                  <text:p text:style-name="P8"/>
                  <text:p text:style-name="P8"><text:span text:style-name="Source_20_Text"><text:span text:style-name="T40"><text:s text:c="5"/>// </text:span></text:span><text:span text:style-name="Source_20_Text"><text:span text:style-name="T43">typed tuple made of all the </text:span></text:span><text:span text:style-name="Source_20_Text"><text:span text:style-name="T44">action </text:span></text:span><text:span text:style-name="Source_20_Text"><text:span text:style-name="T43">parameters</text:span></text:span></text:p>
                  <text:p text:style-name="P116"><text:span text:style-name="Source_20_Text"><text:span text:style-name="T113"><text:s text:c="4"/></text:span></text:span><text:span text:style-name="Source_20_Text"><text:span text:style-name="T135">@</text:span></text:span><text:span text:style-name="Source_20_Text"><text:span text:style-name="T136">lombok.</text:span></text:span><text:span text:style-name="Source_20_Text"><text:span text:style-name="T135">Value</text:span></text:span><text:span text:style-name="T135"> </text:span><text:span text:style-name="Source_20_Text"><text:span text:style-name="T135">@Accessors</text:span></text:span><text:span text:style-name="Source_20_Text"><text:span text:style-name="T113">(fluent = true) </text:span></text:span></text:p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29">static</text:span></text:span><text:span text:style-name="T129"> </text:span><text:span text:style-name="Source_20_Text"><text:span text:style-name="T129">class</text:span></text:span><text:span text:style-name="T113"> </text:span><text:span text:style-name="Source_20_Text"><text:span text:style-name="T113">Parameters { </text:span></text:span></text:p>
                  <text:p text:style-name="P116"><text:span text:style-name="Source_20_Text"><text:span text:style-name="T113"><text:s text:c="8"/>Product product;</text:span></text:span></text:p>
                  <text:p text:style-name="P116"><text:span text:style-name="Source_20_Text"><text:span text:style-name="T113"><text:s text:c="8"/>int</text:span></text:span><text:span text:style-name="T113"> </text:span><text:span text:style-name="Source_20_Text"><text:span text:style-name="T113">quantity;</text:span></text:span></text:p>
                  <text:p text:style-name="P116"><text:span text:style-name="Source_20_Text"><text:span text:style-name="T113"><text:s text:c="4"/>}</text:span></text:span></text:p>
                  <text:p text:style-name="P8"/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Customer act(</text:span></text:span></text:p>
                  <text:p text:style-name="P116"><text:span text:style-name="Source_20_Text"><text:span text:style-name="T113"><text:s text:c="8"/></text:span></text:span><text:span text:style-name="Source_20_Text"><text:span text:style-name="T135">@Parameter</text:span></text:span><text:span text:style-name="Source_20_Text"><text:span text:style-name="T113"> Product product,</text:span></text:span></text:p>
                  <text:p text:style-name="P116"><text:span text:style-name="Source_20_Text"><text:span text:style-name="T113"><text:s text:c="8"/></text:span></text:span><text:span text:style-name="Source_20_Text"><text:span text:style-name="T135">@Parameter</text:span></text:span><text:span text:style-name="Source_20_Text"><text:span text:style-name="T113"> int</text:span></text:span><text:span text:style-name="T113"> </text:span><text:span text:style-name="Source_20_Text"><text:span text:style-name="T113">quantity) {</text:span></text:span></text:p>
                  <text:p text:style-name="P116"><text:span text:style-name="Source_20_Text"><text:span text:style-name="T113"><text:s text:c="8"/></text:span></text:span><text:span text:style-name="Source_20_Text"><text:span text:style-name="T41">// ...</text:span></text:span></text:p>
                  <text:p text:style-name="P116"><text:span text:style-name="Source_20_Text"><text:span text:style-name="T113"><text:s text:c="8"/>return</text:span></text:span><text:span text:style-name="T113"> </text:span><text:span text:style-name="Source_20_Text"><text:span text:style-name="T113">target;</text:span></text:span></text:p>
                  <text:p text:style-name="P116"><text:span text:style-name="Source_20_Text"><text:span text:style-name="T113"><text:s text:c="4"/>}</text:span></text:span></text:p>
                  <text:p text:style-name="P8"/>
                  <text:p text:style-name="P116"><text:span text:style-name="Source_20_Text"><text:span text:style-name="T113"><text:s text:c="4"/></text:span></text:span><text:span text:style-name="Source_20_Text"><text:span text:style-name="T41">// support methods (no action name reference required)</text:span></text:span></text:p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boolean</text:span></text:span><text:span text:style-name="T113"> </text:span><text:span text:style-name="Source_20_Text"><text:span text:style-name="T113">hide() { ... } </text:span></text:span></text:p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String disable() { ... }</text:span></text:span></text:p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String validate(Parameters params) { ... }</text:span></text:span></text:p>
                  <text:p text:style-name="P8"/>
                  <text:p text:style-name="P116"><text:span text:style-name="Source_20_Text"><text:span text:style-name="T113"><text:s text:c="4"/></text:span></text:span><text:span text:style-name="Source_20_Text"><text:span text:style-name="T41">// parameter support methods (exemplified on first parameter)</text:span></text:span></text:p>
                  <text:p text:style-name="P116"><text:span text:style-name="Source_20_Text"><text:span text:style-name="T113"><text:s text:c="4"/></text:span></text:span><text:span text:style-name="Source_20_Text"><text:span text:style-name="T129">public</text:span></text:span><text:span text:style-name="T129"> </text:span><text:span text:style-name="Source_20_Text"><text:span text:style-name="T26">boolean</text:span></text:span><text:span text:style-name="T113"> </text:span><text:span text:style-name="Source_20_Text"><text:span text:style-name="T113">hideProduct(Parameters params) { ... } 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String disableProduct(Parameters params) { ... }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String validateProduct(Parameters params) { ... }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Collection&lt;Product&gt; choicesProduct(Parameters params){ ... }</text:span></text:span></text:p>
                  <text:p text:style-name="P117"><text:span text:style-name="Source_20_Text"><text:span text:style-name="T113"><text:s text:c="3"/></text:span></text:span><text:span text:style-name="Source_20_Text"><text:span text:style-name="T41"><text:s/>// note: additional search parameter required: </text:span></text:span><text:span text:style-name="Source_20_Text"><text:span text:style-name="T42">search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Collection&lt;Product&gt; autoCompleteProduct(</text:span></text:span></text:p>
                  <text:p text:style-name="P117"><text:span text:style-name="Source_20_Text"><text:span text:style-name="T113"><text:s text:c="10"/>Parameters params, </text:span></text:span><text:span text:style-name="Source_20_Text"><text:span text:style-name="T114">@MinLength(3) </text:span></text:span><text:span text:style-name="Source_20_Text"><text:span text:style-name="T113">String search) { ... } 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Product defaultProduct(Parameters params) { ... }</text:span></text:span></text:p>
                  <text:p text:style-name="P9"/>
                  <text:p text:style-name="P9"><text:span text:style-name="Source_20_Text"><text:span text:style-name="T112"><text:s text:c="4"/></text:span></text:span><text:span text:style-name="Source_20_Text"><text:span text:style-name="T40">// parameter supporting methods (exemplified on second parameter)</text:span></text:span></text:p>
                  <text:p text:style-name="P117"><text:span text:style-name="Source_20_Text"><text:span text:style-name="T113"><text:s text:c="4"/></text:span></text:span><text:span text:style-name="Source_20_Text"><text:span text:style-name="T129">public</text:span></text:span><text:span text:style-name="T113"> </text:span><text:span text:style-name="Source_20_Text"><text:span text:style-name="T113">boolean</text:span></text:span><text:span text:style-name="T113"> </text:span><text:span text:style-name="Source_20_Text"><text:span text:style-name="T113">hideQuantity(Parameters params) { ... } </text:span></text:span></text:p>
                  <text:p text:style-name="P116"><text:span text:style-name="Source_20_Text"><text:span text:style-name="T113"><text:s text:c="4"/></text:span></text:span><text:span text:style-name="Source_20_Text"><text:span text:style-name="T41">// ...</text:span></text:span></text:p>
                  <text:p text:style-name="P117"><text:span text:style-name="Source_20_Text"><text:span text:style-name="T113">}</text:span></text:span></text:p>
                </table:table-cell>
              </table:table-row>
            </table:table>
            <text:h text:style-name="P135" text:outline-level="2"/>
          </table:table-cell>
          <table:table-cell table:style-name="Table9.A1" office:value-type="string">
            <text:h text:style-name="P136" text:outline-level="2"><text:span text:style-name="T230">Spring</text:span> <text:span text:style-name="T160">A</text:span>nnotations <text:span text:style-name="T230">and Standard API</text:span></text:h>
            <table:table table:name="Table13" table:style-name="Table13">
              <table:table-column table:style-name="Table13.A"/>
              <table:table-column table:style-name="Table13.B"/>
              <table:table-row table:style-name="TableLine2399458690288">
                <table:table-cell table:style-name="Table13.A1" office:value-type="string">
                  <text:p text:style-name="P124">@SpringBootApplication @SpringBootTest @Configuration @Import @ComponentScan <text:span text:style-name="T170">@EntityScan</text:span></text:p>
                </table:table-cell>
                <table:table-cell table:style-name="Table13.B1" office:value-type="string">
                  <text:p text:style-name="P125">Bootstrapping</text:p>
                </table:table-cell>
              </table:table-row>
              <table:table-row table:style-name="TableLine2399458684816">
                <table:table-cell table:style-name="Table13.A2" office:value-type="string">
                  <text:p text:style-name="P128">@Component @Service @Repository</text:p>
                </table:table-cell>
                <table:table-cell table:style-name="Table13.B2" office:value-type="string">
                  <text:p text:style-name="P128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399458686544">
                <table:table-cell table:style-name="Table13.A2" office:value-type="string">
                  <text:p text:style-name="P128">@EventListener</text:p>
                </table:table-cell>
                <table:table-cell table:style-name="Table13.B2" office:value-type="string">
                  <text:p text:style-name="P128"><text:span text:style-name="T100">M</text:span>arks a method as a listener for application events. </text:p>
                  <text:p text:style-name="P123"><text:span text:style-name="T162">Domain </text:span>Events</text:p>
                  <text:p text:style-name="P126">.. subscribe using Spring’s @EventListener</text:p>
                  <text:p text:style-name="P10">@DomainObject(xxxLifecycleEvent=….)</text:p>
                  <text:p text:style-name="P10">@DomainObjectLayout(xxxUiEvent=….)</text:p>
                  <text:p text:style-name="P10">@Action(domainEvent=….) </text:p>
                  <text:p text:style-name="P10">@Property(domainEvent=…) </text:p>
                  <text:p text:style-name="P10">@Collection(domainEvent=…)</text:p>
                </table:table-cell>
              </table:table-row>
              <table:table-row table:style-name="TableLine2399458694608">
                <table:table-cell table:style-name="Table13.A2" office:value-type="string">
                  <text:p text:style-name="P128">@Nullable</text:p>
                  <text:p text:style-name="P60">(org.springframework.lang)</text:p>
                </table:table-cell>
                <table:table-cell table:style-name="Table13.B2" office:value-type="string">
                  <text:p text:style-name="P128">declare<text:span text:style-name="T101">s</text:span> that annotated elements can be <text:span text:style-name="Source_20_Text"><text:span text:style-name="T112">null</text:span></text:span> </text:p>
                </table:table-cell>
              </table:table-row>
              <table:table-row table:style-name="TableLine2399458696624">
                <table:table-cell table:style-name="Table13.A2" office:value-type="string">
                  <text:p text:style-name="P44">@javax.inject.Inject</text:p>
                  <text:p text:style-name="P44">@Autowired</text:p>
                </table:table-cell>
                <table:table-cell table:style-name="Table13.B2" office:value-type="string">
                  <text:p text:style-name="P127">Marks a constructor, field, setter method, or config method as to be autowired by Spring's dependency injection facilities. </text:p>
                </table:table-cell>
              </table:table-row>
              <table:table-row table:style-name="TableLine2399458699792">
                <table:table-cell table:style-name="Table13.A2" office:value-type="string">
                  <text:p text:style-name="P29">@PostConstruct </text:p>
                </table:table-cell>
                <table:table-cell table:style-name="Table13.B2" office:value-type="string">
                  <text:p text:style-name="P128"><text:span text:style-name="T111">Marks a method to be </text:span>executed after dependency injection is done to perform any initialization.</text:p>
                </table:table-cell>
              </table:table-row>
              <table:table-row table:style-name="TableLine2399458695184">
                <table:table-cell table:style-name="Table13.A2" office:value-type="string">
                  <text:p text:style-name="P29">@PreDestroy</text:p>
                </table:table-cell>
                <table:table-cell table:style-name="Table13.B2" office:value-type="string">
                  <text:p text:style-name="P128"><text:span text:style-name="T111">Marks a method as a listener for </text:span>notification that the instance is in the process of being removed by the container.</text:p>
                </table:table-cell>
              </table:table-row>
            </table:table>
            <text:h text:style-name="P137" text:outline-level="2"><text:span text:style-name="T81">Entity </text:span><text:span text:style-name="T160">and </text:span><text:span text:style-name="T81">Viewmodel </text:span><text:span text:style-name="T160">A</text:span><text:span text:style-name="T81">nnotations</text:span>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96">JPA Entities (javax.persistence)</text:p>
                </table:table-cell>
              </table:table-row>
              <table:table-row table:style-name="TableLine2399458691152">
                <table:table-cell table:style-name="Table1.A2" office:value-type="string">
                  <text:p text:style-name="P97">@Entity @Table @NamedQueries @Id @Version @Column @Transient</text:p>
                </table:table-cell>
              </table:table-row>
              <table:table-row table:style-name="TableLine2399458687120">
                <table:table-cell table:style-name="Table1.A3" office:value-type="string">
                  <text:p text:style-name="P98">JDO Entities (javax.jdo.annotation)</text:p>
                </table:table-cell>
              </table:table-row>
              <table:table-row table:style-name="TableLine2399458698640">
                <table:table-cell table:style-name="Table1.A5" office:value-type="string">
                  <text:p text:style-name="P99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399458685104">
                <table:table-cell table:style-name="Table1.A5" office:value-type="string">
                  <text:p text:style-name="P98">JAXB View Models (javax.xml.bind.annotation)</text:p>
                </table:table-cell>
              </table:table-row>
              <table:table-row table:style-name="TableLine2399458692016">
                <table:table-cell table:style-name="Table1.A6" office:value-type="string">
                  <text:p text:style-name="P99">@XmRootElement; @XmlType</text:p>
                  <text:p text:style-name="P99">@XmlAccessorType; @XmlTransient</text:p>
                  <text:p text:style-name="P99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3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4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3" fo:font-style="normal" officeooo:rsid="0037f642" style:font-name-asian="Microsoft YaHei" style:font-name-complex="Lucida Sans1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5DT3H28M49S</meta:editing-duration>
    <meta:editing-cycles>148</meta:editing-cycles>
    <meta:generator>LibreOffice/7.3.2.2$Windows_X86_64 LibreOffice_project/49f2b1bff42cfccbd8f788c8dc32c1c309559be0</meta:generator>
    <dc:date>2022-04-28T08:51:58.631000000</dc:date>
    <meta:document-statistic meta:table-count="13" meta:image-count="0" meta:object-count="0" meta:page-count="3" meta:paragraph-count="271" meta:word-count="1185" meta:character-count="10207" meta:non-whitespace-character-count="8802"/>
  </office:meta>
</office:document-meta>
</file>